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LGC Sans1" svg:font-family="'DejaVu LGC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1.078in"/>
    </style:style>
    <style:style style:name="co2" style:family="table-column">
      <style:table-column-properties fo:break-before="auto" style:column-width="1.0335in"/>
    </style:style>
    <style:style style:name="co16" style:family="table-column">
      <style:table-column-properties fo:break-before="auto" style:column-width="0.9756in"/>
    </style:style>
    <style:style style:name="co17" style:family="table-column">
      <style:table-column-properties fo:break-before="auto" style:column-width="0.7909in"/>
    </style:style>
    <style:style style:name="co18" style:family="table-column">
      <style:table-column-properties fo:break-before="auto" style:column-width="0.9701in"/>
    </style:style>
    <style:style style:name="co19" style:family="table-column">
      <style:table-column-properties fo:break-before="auto" style:column-width="0.7484in"/>
    </style:style>
    <style:style style:name="co20" style:family="table-column">
      <style:table-column-properties fo:break-before="auto" style:column-width="0.9598in"/>
    </style:style>
    <style:style style:name="co9" style:family="table-column">
      <style:table-column-properties fo:break-before="auto" style:column-width="1.0217in"/>
    </style:style>
    <style:style style:name="co21" style:family="table-column">
      <style:table-column-properties fo:break-before="auto" style:column-width="0.5929in"/>
    </style:style>
    <style:style style:name="co11" style:family="table-column">
      <style:table-column-properties fo:break-before="auto" style:column-width="0.9209in"/>
    </style:style>
    <style:style style:name="co12" style:family="table-column">
      <style:table-column-properties fo:break-before="auto" style:column-width="1.1744in"/>
    </style:style>
    <style:style style:name="co13" style:family="table-column">
      <style:table-column-properties fo:break-before="auto" style:column-width="1.2484in"/>
    </style:style>
    <style:style style:name="co14" style:family="table-column">
      <style:table-column-properties fo:break-before="auto" style:column-width="1.0437in"/>
    </style:style>
    <style:style style:name="co22" style:family="table-column">
      <style:table-column-properties fo:break-before="auto" style:column-width="0.85in"/>
    </style:style>
    <style:style style:name="co23" style:family="table-column">
      <style:table-column-properties fo:break-before="auto" style:column-width="0.9953in"/>
    </style:style>
    <style:style style:name="co24" style:family="table-column">
      <style:table-column-properties fo:break-before="auto" style:column-width="0.8764in"/>
    </style:style>
    <style:style style:name="co25" style:family="table-column">
      <style:table-column-properties fo:break-before="auto" style:column-width="0.9382in"/>
    </style:style>
    <style:style style:name="co26" style:family="table-column">
      <style:table-column-properties fo:break-before="auto" style:column-width="0.6854in"/>
    </style:style>
    <style:style style:name="co27" style:family="table-column">
      <style:table-column-properties fo:break-before="auto" style:column-width="1.0634in"/>
    </style:style>
    <style:style style:name="co28" style:family="table-column">
      <style:table-column-properties fo:break-before="auto" style:column-width="0.7047in"/>
    </style:style>
    <style:style style:name="co29" style:family="table-column">
      <style:table-column-properties fo:break-before="auto" style:column-width="0.889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ext-properties style:text-position=""/>
    </style:style>
    <style:style style:name="ce10" style:family="table-cell" style:parent-style-name="Default" style:data-style-name="N127">
      <style:text-properties style:text-position=""/>
    </style:style>
    <style:style style:name="ce11" style:family="table-cell" style:parent-style-name="Default" style:data-style-name="N127">
      <style:text-properties style:text-position="" style:font-name="Arial" style:font-name-asian="DejaVu LGC Sans" style:font-name-complex="Tahoma"/>
    </style:style>
    <style:style style:name="ce12" style:family="table-cell" style:parent-style-name="Default" style:data-style-name="N2">
      <style:text-properties fo:color="#000000" style:text-position="" style:font-name="Arial1" fo:language="zxx" fo:country="none" style:font-name-asian="DejaVu LGC Sans1" style:font-size-asian="5.5pt" style:language-asian="zxx" style:country-asian="none" style:font-name-complex="DejaVu LGC Sans1" style:font-size-complex="5.5pt" style:language-complex="zxx" style:country-complex="none"/>
    </style:style>
    <style:style style:name="ce13" style:family="table-cell" style:parent-style-name="Default" style:data-style-name="N123">
      <style:text-properties fo:color="#000000" style:text-position="" style:font-name="Arial1" fo:language="zxx" fo:country="none" style:font-name-asian="DejaVu LGC Sans1" style:font-size-asian="5.5pt" style:language-asian="zxx" style:country-asian="none" style:font-name-complex="DejaVu LGC Sans1" style:font-size-complex="5.5pt" style:language-complex="zxx" style:country-complex="none"/>
    </style:style>
    <style:style style:name="ce14" style:family="table-cell" style:parent-style-name="Default" style:data-style-name="N124">
      <style:text-properties style:text-position="" style:font-name="Arial" style:font-name-asian="DejaVu LGC Sans" style:font-name-complex="Tahoma"/>
    </style:style>
    <style:style style:name="ce15" style:family="table-cell" style:parent-style-name="Default" style:data-style-name="N128">
      <style:text-properties fo:color="#000000" style:text-position="" style:font-name="Arial1" fo:language="zxx" fo:country="none" style:font-name-asian="DejaVu LGC Sans1" style:font-size-asian="5.5pt" style:language-asian="zxx" style:country-asian="none" style:font-name-complex="DejaVu LGC Sans1" style:font-size-complex="5.5pt" style:language-complex="zxx" style:country-complex="none"/>
    </style:style>
    <style:style style:name="ce16" style:family="table-cell" style:parent-style-name="Default" style:data-style-name="N128">
      <style:text-properties style:text-position=""/>
    </style:style>
    <style:style style:name="ce17" style:family="table-cell" style:parent-style-name="Default" style:data-style-name="N123">
      <style:text-properties style:text-position="" style:font-name="Arial" style:font-name-asian="DejaVu LGC Sans" style:font-name-complex="Tahoma"/>
    </style:style>
    <style:style style:name="ce2" style:family="table-cell" style:parent-style-name="Default" style:data-style-name="N121">
      <style:text-properties style:text-position=""/>
    </style:style>
    <style:style style:name="ce3" style:family="table-cell" style:parent-style-name="Default" style:data-style-name="N122">
      <style:text-properties style:text-position=""/>
    </style:style>
    <style:style style:name="ce4" style:family="table-cell" style:parent-style-name="Default">
      <style:text-properties fo:color="#000000" style:text-position="" style:font-name="Arial1" fo:font-size="10pt" fo:language="zxx" fo:country="none" style:font-name-asian="DejaVu LGC Sans1" style:font-size-asian="5.5pt" style:language-asian="zxx" style:country-asian="none" style:font-name-complex="DejaVu LGC Sans1" style:font-size-complex="5.5pt" style:language-complex="zxx" style:country-complex="none"/>
    </style:style>
    <style:style style:name="ce6" style:family="table-cell" style:parent-style-name="Default" style:data-style-name="N125">
      <style:text-properties style:text-position=""/>
    </style:style>
    <style:style style:name="ce7" style:family="table-cell" style:parent-style-name="Default" style:data-style-name="N124">
      <style:text-properties style:text-position=""/>
    </style:style>
    <style:style style:name="ce9" style:family="table-cell" style:parent-style-name="Default" style:data-style-name="N123">
      <style:text-properties style:text-position=""/>
    </style:style>
    <style:style style:name="ce24" style:family="table-cell" style:parent-style-name="Default" style:data-style-name="N0"/>
    <style:style style:name="ce25" style:family="table-cell" style:parent-style-name="Default" style:data-style-name="N2"/>
    <style:style style:name="ce26" style:family="table-cell" style:parent-style-name="Default" style:data-style-name="N121"/>
    <style:style style:name="ce27" style:family="table-cell" style:parent-style-name="Default" style:data-style-name="N122"/>
    <style:style style:name="ce28" style:family="table-cell" style:parent-style-name="Default">
      <style:text-properties fo:color="#000000" style:font-name="Arial1" fo:font-size="10pt" fo:language="zxx" fo:country="none" style:font-name-asian="DejaVu LGC Sans1" style:font-size-asian="5.5pt" style:language-asian="zxx" style:country-asian="none" style:font-name-complex="DejaVu LGC Sans1" style:font-size-complex="5.5pt" style:language-complex="zxx" style:country-complex="none"/>
    </style:style>
    <style:style style:name="ce29" style:family="table-cell" style:parent-style-name="Default">
      <style:text-properties fo:color="#000000" style:font-name="Arial1" fo:language="zxx" fo:country="none" style:font-name-asian="DejaVu LGC Sans1" style:font-size-asian="5.5pt" style:language-asian="zxx" style:country-asian="none" style:font-name-complex="DejaVu LGC Sans1" style:font-size-complex="5.5pt" style:language-complex="zxx" style:country-complex="none"/>
    </style:style>
    <style:style style:name="ce30" style:family="table-cell" style:parent-style-name="Default" style:data-style-name="N125"/>
    <style:style style:name="ce31" style:family="table-cell" style:parent-style-name="Default" style:data-style-name="N124"/>
    <style:style style:name="ce32" style:family="table-cell" style:parent-style-name="Default" style:data-style-name="N126"/>
    <style:style style:name="ce33" style:family="table-cell" style:parent-style-name="Default" style:data-style-name="N123"/>
    <style:style style:name="ta_extref" style:family="table">
      <style:table-properties table:display="false"/>
    </style:style>
  </office:automatic-styles>
  <office:body>
    <office:spreadsheet>
      <table:table table:name="25MgII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>
            <text:p>Refer to 25MgII_hyperfine_BerengutJ_09.pdf for details of calculations below</text:p>
          </table:table-cell>
          <table:table-cell table:style-name="ce25" table:number-columns-repeated="2"/>
          <table:table-cell table:number-columns-repeated="11"/>
        </table:table-row>
        <table:table-row table:style-name="ro1">
          <table:table-cell/>
          <table:table-cell table:style-name="ce25" table:number-columns-repeated="2"/>
          <table:table-cell table:number-columns-repeated="11"/>
        </table:table-row>
        <table:table-row table:style-name="ro1">
          <table:table-cell office:value-type="string">
            <text:p>Batteiger et al. Measurements [MHz]</text:p>
          </table:table-cell>
          <table:table-cell table:style-name="ce25" table:number-columns-repeated="2"/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office:value-type="string">
            <text:p>Composite</text:p>
          </table:table-cell>
          <table:table-cell table:number-columns-repeated="6"/>
        </table:table-row>
        <table:table-row table:style-name="ro1">
          <table:table-cell office:value-type="string">
            <text:p>24MgII2796</text:p>
          </table:table-cell>
          <table:table-cell table:style-name="ce25" office:value-type="float" office:value="1072082934.33">
            <text:p>1072082934.33</text:p>
          </table:table-cell>
          <table:table-cell table:style-name="ce25" office:value-type="float" office:value="0.16">
            <text:p>0.16</text:p>
          </table:table-cell>
          <table:table-cell table:style-name="ce30" table:formula="of:=[.B4]*10000/299792458" office:value-type="float" office:value="35760.8373967166">
            <text:p>35760.8373967</text:p>
          </table:table-cell>
          <table:table-cell table:style-name="ce30" table:formula="of:=[.C4]*10000/299792458" office:value-type="float" office:value="0.00000533702552317043">
            <text:p>0.0000053</text:p>
          </table:table-cell>
          <table:table-cell table:style-name="ce32" table:formula="of:=100000000/[.D4]" office:value-type="float" office:value="2796.35509903304">
            <text:p>2796.35509903</text:p>
          </table:table-cell>
          <table:table-cell table:style-name="ce32" table:formula="of:=[.E4]/[.D4]*[.F4]" office:value-type="float" office:value="0.000000417334146005132">
            <text:p>0.00000042</text:p>
          </table:table-cell>
          <table:table-cell table:style-name="ce33" table:formula="of:=0.79*[.D4]+0.11*[.D5]+0.1*5/12*[.K33]+0.1*7/12*[.K40]" office:value-type="float" office:value="35760.8541734205">
            <text:p>35760.854173</text:p>
          </table:table-cell>
          <table:table-cell table:style-name="ce33" table:formula="of:=SQRT(0.79*[.E4]*[.E4]+0.11*[.E5]*[.E5]+0.1*5/12*[.L33]*[.L33]+0.1*7/12*[.L40]*[.L40])" office:value-type="float" office:value="0.000202954964816538">
            <text:p>0.000203</text:p>
          </table:table-cell>
          <table:table-cell table:style-name="ce30" table:formula="of:=100000000/[.H4]" office:value-type="float" office:value="2796.35378716221">
            <text:p>2796.3537872</text:p>
          </table:table-cell>
          <table:table-cell table:style-name="ce30" table:formula="of:=[.I4]/[.H4]*[.J4]" office:value-type="float" office:value="0.0000158702552723118">
            <text:p>0.0000159</text:p>
          </table:table-cell>
          <table:table-cell table:number-columns-repeated="3"/>
        </table:table-row>
        <table:table-row table:style-name="ro1">
          <table:table-cell office:value-type="string">
            <text:p>26MgII2796</text:p>
          </table:table-cell>
          <table:table-cell table:style-name="ce25" office:value-type="float" office:value="1072086021.89">
            <text:p>1072086021.89</text:p>
          </table:table-cell>
          <table:table-cell table:style-name="ce25" office:value-type="float" office:value="0.16">
            <text:p>0.16</text:p>
          </table:table-cell>
          <table:table-cell table:style-name="ce30" table:formula="of:=[.B5]*10000/299792458" office:value-type="float" office:value="35760.9403866324">
            <text:p>35760.9403866</text:p>
          </table:table-cell>
          <table:table-cell table:style-name="ce30" table:formula="of:=[.C5]*10000/299792458" office:value-type="float" office:value="0.00000533702552317043">
            <text:p>0.0000053</text:p>
          </table:table-cell>
          <table:table-cell table:style-name="ce32" table:formula="of:=100000000/[.D5]" office:value-type="float" office:value="2796.34704565489">
            <text:p>2796.34704565</text:p>
          </table:table-cell>
          <table:table-cell table:style-name="ce32" table:formula="of:=[.E5]/[.D5]*[.F5]" office:value-type="float" office:value="0.000000417331742201083">
            <text:p>0.00000042</text:p>
          </table:table-cell>
          <table:table-cell table:number-columns-repeated="2"/>
          <table:table-cell table:style-name="ce30" table:number-columns-repeated="2"/>
          <table:table-cell table:number-columns-repeated="3"/>
        </table:table-row>
        <table:table-row table:style-name="ro1">
          <table:table-cell office:value-type="string">
            <text:p>24MgII2803</text:p>
          </table:table-cell>
          <table:table-cell table:style-name="ce25" office:value-type="float" office:value="1069338342.56">
            <text:p>1069338342.56</text:p>
          </table:table-cell>
          <table:table-cell table:style-name="ce25" office:value-type="float" office:value="0.16">
            <text:p>0.16</text:p>
          </table:table-cell>
          <table:table-cell table:style-name="ce30" table:formula="of:=[.B6]*10000/299792458" office:value-type="float" office:value="35669.2876696718">
            <text:p>35669.2876697</text:p>
          </table:table-cell>
          <table:table-cell table:style-name="ce30" table:formula="of:=[.C6]*10000/299792458" office:value-type="float" office:value="0.00000533702552317043">
            <text:p>0.0000053</text:p>
          </table:table-cell>
          <table:table-cell table:style-name="ce32" table:formula="of:=100000000/[.D6]" office:value-type="float" office:value="2803.53229719881">
            <text:p>2803.53229720</text:p>
          </table:table-cell>
          <table:table-cell table:style-name="ce32" table:formula="of:=[.E6]/[.D6]*[.F6]" office:value-type="float" office:value="0.000000419479176700933">
            <text:p>0.00000042</text:p>
          </table:table-cell>
          <table:table-cell table:style-name="ce33" table:formula="of:=0.79*[.D6]+0.11*[.D7]+0.1*5/12*[.K44]+0.1*7/12*[.K46]" office:value-type="float" office:value="35669.3043925775">
            <text:p>35669.304393</text:p>
          </table:table-cell>
          <table:table-cell table:style-name="ce33" table:formula="of:=SQRT(0.79*[.E6]*[.E6]+0.11*[.E7]*[.E7]+0.1*5/12*[.L44]*[.L44]+0.1*7/12*[.L46]*[.L46])" office:value-type="float" office:value="0.000201848416826297">
            <text:p>0.000202</text:p>
          </table:table-cell>
          <table:table-cell table:style-name="ce30" table:formula="of:=100000000/[.H6]" office:value-type="float" office:value="2803.53098281359">
            <text:p>2803.5309828</text:p>
          </table:table-cell>
          <table:table-cell table:style-name="ce30" table:formula="of:=[.I6]/[.H6]*[.J6]" office:value-type="float" office:value="0.0000158648535496014">
            <text:p>0.0000159</text:p>
          </table:table-cell>
          <table:table-cell table:number-columns-repeated="3"/>
        </table:table-row>
        <table:table-row table:style-name="ro1">
          <table:table-cell office:value-type="string">
            <text:p>26MgII2803</text:p>
          </table:table-cell>
          <table:table-cell table:style-name="ce25" office:value-type="float" office:value="1069341427.47">
            <text:p>1069341427.47</text:p>
          </table:table-cell>
          <table:table-cell table:style-name="ce25" office:value-type="float" office:value="0.16">
            <text:p>0.16</text:p>
          </table:table-cell>
          <table:table-cell table:style-name="ce30" table:formula="of:=[.B7]*10000/299792458" office:value-type="float" office:value="35669.3905711931">
            <text:p>35669.3905712</text:p>
          </table:table-cell>
          <table:table-cell table:style-name="ce30" table:formula="of:=[.C7]*10000/299792458" office:value-type="float" office:value="0.00000533702552317043">
            <text:p>0.0000053</text:p>
          </table:table-cell>
          <table:table-cell table:style-name="ce32" table:formula="of:=100000000/[.D7]" office:value-type="float" office:value="2803.52420937522">
            <text:p>2803.52420938</text:p>
          </table:table-cell>
          <table:table-cell table:style-name="ce32" table:formula="of:=[.E7]/[.D7]*[.F7]" office:value-type="float" office:value="0.000000419476756419427">
            <text:p>0.00000042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Hyperfine constants</text:p>
          </table:table-cell>
          <table:table-cell table:number-columns-repeated="13"/>
        </table:table-row>
        <table:table-row table:style-name="ro1">
          <table:table-cell office:value-type="string">
            <text:p>Level</text:p>
          </table:table-cell>
          <table:table-cell table:number-columns-repeated="13"/>
        </table:table-row>
        <table:table-row table:style-name="ro1">
          <table:table-cell office:value-type="string">
            <text:p>3s1/2</text:p>
          </table:table-cell>
          <table:table-cell table:style-name="ce26" office:value-type="float" office:value="-596.2544">
            <text:p>-596.2544</text:p>
          </table:table-cell>
          <table:table-cell table:style-name="ce26" office:value-type="float" office:value="0.0005">
            <text:p>0.0005</text:p>
          </table:table-cell>
          <table:table-cell office:value-type="string">
            <text:p>Magnetic dipole (A) [MHz], experiment – M. Itano, D.J. Wineland, Phys. Rev. A 24, 1364 (1981)</text:p>
          </table:table-cell>
          <table:table-cell table:number-columns-repeated="10"/>
        </table:table-row>
        <table:table-row table:style-name="ro1">
          <table:table-cell office:value-type="string">
            <text:p>3p1/2</text:p>
          </table:table-cell>
          <table:table-cell table:style-name="ce27" office:value-type="float" office:value="-101.7">
            <text:p>-101.7</text:p>
          </table:table-cell>
          <table:table-cell table:style-name="ce27" office:value-type="float" office:value="1.5">
            <text:p>1.5</text:p>
          </table:table-cell>
          <table:table-cell office:value-type="string">
            <text:p>A [MHz], calculation - C. Sur, B. K. Sahoo, R. K. Chaudhuri, B. P. Das, and D. Mukherjee, Eur. Phys. J. D 32, 25 2005. Conservative uncertainty estimated (by me) from range of calculations.</text:p>
          </table:table-cell>
          <table:table-cell table:number-columns-repeated="10"/>
        </table:table-row>
        <table:table-row table:style-name="ro1">
          <table:table-cell office:value-type="string">
            <text:p>3p3/2</text:p>
          </table:table-cell>
          <table:table-cell table:style-name="ce27" office:value-type="float" office:value="-18.89">
            <text:p>-18.9</text:p>
          </table:table-cell>
          <table:table-cell table:style-name="ce27" office:value-type="float" office:value="1">
            <text:p>1.0</text:p>
          </table:table-cell>
          <table:table-cell office:value-type="string">
            <text:p>A [MHz], calculation - C. Sur, B. K. Sahoo, R. K. Chaudhuri, B. P. Das, and D. Mukherjee, Eur. Phys. J. D 32, 25 2005. Conservative uncertainty estimated (by me) from range of calculations.</text:p>
          </table:table-cell>
          <table:table-cell table:number-columns-repeated="10"/>
        </table:table-row>
        <table:table-row table:style-name="ro1">
          <table:table-cell office:value-type="string">
            <text:p>3p3/2</text:p>
          </table:table-cell>
          <table:table-cell table:style-name="ce25" office:value-type="float" office:value="-22.91">
            <text:p>-22.91</text:p>
          </table:table-cell>
          <table:table-cell table:style-name="ce25" office:value-type="float" office:value="1">
            <text:p>1.00</text:p>
          </table:table-cell>
          <table:table-cell office:value-type="string">
            <text:p>Electric quadrupole (B) [MHz], calculation - C. Sur, B. K. Sahoo, R. K. Chaudhuri, B. P. Das, and D. Mukherjee, Eur. Phys. J. D 32, 25 2005. Conservative uncertainty estimated (by me) from range of calculations for A.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Note: sign is wrong for A coefficients in Sur et al. Paper (it is internally inconsistent, too). Therefore, I'm assuming the sign for B coefficient was also wrong in Sur et al. And making it negative here too; may be incorrect.</text:p>
          </table:table-cell>
          <table:table-cell table:number-columns-repeated="10"/>
        </table:table-row>
        <table:table-row table:style-name="ro1">
          <table:table-cell office:value-type="string">
            <text:p>Energy levels</text:p>
          </table:table-cell>
          <table:table-cell table:number-columns-repeated="13"/>
        </table:table-row>
        <table:table-row table:style-name="ro1">
          <table:table-cell office:value-type="string">
            <text:p>J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K</text:p>
          </table:table-cell>
          <table:table-cell office:value-type="string">
            <text:p>C</text:p>
          </table:table-cell>
          <table:table-cell office:value-type="string">
            <text:p>DE_M1</text:p>
          </table:table-cell>
          <table:table-cell office:value-type="string">
            <text:p>eDE_M1</text:p>
          </table:table-cell>
          <table:table-cell office:value-type="string">
            <text:p>DE_E2</text:p>
          </table:table-cell>
          <table:table-cell office:value-type="string">
            <text:p>eDE_E2</text:p>
          </table:table-cell>
          <table:table-cell office:value-type="string">
            <text:p>DE</text:p>
          </table:table-cell>
          <table:table-cell table:number-columns-repeated="4"/>
        </table:table-row>
        <table:table-row table:style-name="ro1">
          <table:table-cell table:formula="of:=3/2" office:value-type="float" office:value="1.5">
            <text:p>1.5</text:p>
          </table:table-cell>
          <table:table-cell table:formula="of:=4" office:value-type="float" office:value="4">
            <text:p>4</text:p>
          </table:table-cell>
          <table:table-cell table:formula="of:=5/2" office:value-type="float" office:value="2.5">
            <text:p>2.5</text:p>
          </table:table-cell>
          <table:table-cell table:formula="of:=[.B18]*([.B18]+1)-[.C18]*([.C18]+1)-[.A18]*([.A18]+1)" office:value-type="float" office:value="7.5">
            <text:p>7.5</text:p>
          </table:table-cell>
          <table:table-cell table:style-name="ce27" table:formula="of:=(3*[.D18]*([.D18]+1)-4*[.C18]*([.C18]+1)*[.A18]*([.A18]+1))/(2*[.C18]*(2*[.C18]-1)*2*[.A18]*(2*[.A18]-1))" office:value-type="float" office:value="0.5">
            <text:p>0.5</text:p>
          </table:table-cell>
          <table:table-cell table:formula="of:=[.B13]*[.D18]/2" office:value-type="float" office:value="-70.8375">
            <text:p>-70.84</text:p>
          </table:table-cell>
          <table:table-cell table:style-name="ce25" table:formula="of:=ABS([.C13]*[.D18]/2)" office:value-type="float" office:value="3.75">
            <text:p>3.75</text:p>
          </table:table-cell>
          <table:table-cell table:style-name="ce25" table:formula="of:=[.B14]*[.E18]/2" office:value-type="float" office:value="-5.7275">
            <text:p>-5.73</text:p>
          </table:table-cell>
          <table:table-cell table:style-name="ce25" table:formula="of:=ABS([.C14]*[.E18]/2)" office:value-type="float" office:value="0.25">
            <text:p>0.25</text:p>
          </table:table-cell>
          <table:table-cell table:style-name="ce25" table:formula="of:=[.F18]+[.H18]" office:value-type="float" office:value="-76.565">
            <text:p>-76.57</text:p>
          </table:table-cell>
          <table:table-cell table:style-name="ce26" table:formula="of:=SQRT([.G18]*[.G18]+[.I18]*[.I18])" office:value-type="float" office:value="3.75832409459323">
            <text:p>3.7583</text:p>
          </table:table-cell>
          <table:table-cell table:number-columns-repeated="3"/>
        </table:table-row>
        <table:table-row table:style-name="ro1">
          <table:table-cell table:formula="of:=3/2" office:value-type="float" office:value="1.5">
            <text:p>1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19]*([.B19]+1)-[.C19]*([.C19]+1)-[.A19]*([.A19]+1)" office:value-type="float" office:value="-0.5">
            <text:p>-0.5</text:p>
          </table:table-cell>
          <table:table-cell table:style-name="ce27" table:formula="of:=(3*[.D19]*([.D19]+1)-4*[.C19]*([.C19]+1)*[.A19]*([.A19]+1))/(2*[.C19]*(2*[.C19]-1)*2*[.A19]*(2*[.A19]-1))" office:value-type="float" office:value="-1.1">
            <text:p>-1.1</text:p>
          </table:table-cell>
          <table:table-cell table:formula="of:=[.B13]*[.D19]/2" office:value-type="float" office:value="4.7225">
            <text:p>4.72</text:p>
          </table:table-cell>
          <table:table-cell table:style-name="ce25" table:formula="of:=ABS([.C13]*[.D19]/2)" office:value-type="float" office:value="0.25">
            <text:p>0.25</text:p>
          </table:table-cell>
          <table:table-cell table:style-name="ce25" table:formula="of:=[.B14]*[.E19]/2" office:value-type="float" office:value="12.6005">
            <text:p>12.60</text:p>
          </table:table-cell>
          <table:table-cell table:style-name="ce25" table:formula="of:=ABS([.C14]*[.E19]/2)" office:value-type="float" office:value="0.55">
            <text:p>0.55</text:p>
          </table:table-cell>
          <table:table-cell table:style-name="ce25" table:formula="of:=[.F19]+[.H19]" office:value-type="float" office:value="17.323">
            <text:p>17.32</text:p>
          </table:table-cell>
          <table:table-cell table:style-name="ce26" table:formula="of:=SQRT([.G19]*[.G19]+[.I19]*[.I19])" office:value-type="float" office:value="0.604152298679729">
            <text:p>0.6042</text:p>
          </table:table-cell>
          <table:table-cell table:number-columns-repeated="3"/>
        </table:table-row>
        <table:table-row table:style-name="ro1">
          <table:table-cell table:formula="of:=3/2" office:value-type="float" office:value="1.5">
            <text:p>1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20]*([.B20]+1)-[.C20]*([.C20]+1)-[.A20]*([.A20]+1)" office:value-type="float" office:value="-6.5">
            <text:p>-6.5</text:p>
          </table:table-cell>
          <table:table-cell table:style-name="ce27" table:formula="of:=(3*[.D20]*([.D20]+1)-4*[.C20]*([.C20]+1)*[.A20]*([.A20]+1))/(2*[.C20]*(2*[.C20]-1)*2*[.A20]*(2*[.A20]-1))" office:value-type="float" office:value="-0.2">
            <text:p>-0.2</text:p>
          </table:table-cell>
          <table:table-cell table:formula="of:=[.B13]*[.D20]/2" office:value-type="float" office:value="61.3925">
            <text:p>61.39</text:p>
          </table:table-cell>
          <table:table-cell table:style-name="ce25" table:formula="of:=ABS([.C13]*[.D20]/2)" office:value-type="float" office:value="3.25">
            <text:p>3.25</text:p>
          </table:table-cell>
          <table:table-cell table:style-name="ce25" table:formula="of:=[.B14]*[.E20]/2" office:value-type="float" office:value="2.291">
            <text:p>2.29</text:p>
          </table:table-cell>
          <table:table-cell table:style-name="ce25" table:formula="of:=ABS([.C14]*[.E20]/2)" office:value-type="float" office:value="0.1">
            <text:p>0.10</text:p>
          </table:table-cell>
          <table:table-cell table:style-name="ce25" table:formula="of:=[.F20]+[.H20]" office:value-type="float" office:value="63.6835">
            <text:p>63.68</text:p>
          </table:table-cell>
          <table:table-cell table:style-name="ce26" table:formula="of:=SQRT([.G20]*[.G20]+[.I20]*[.I20])" office:value-type="float" office:value="3.25153809757782">
            <text:p>3.2515</text:p>
          </table:table-cell>
          <table:table-cell table:number-columns-repeated="3"/>
        </table:table-row>
        <table:table-row table:style-name="ro1">
          <table:table-cell table:formula="of:=3/2"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5/2" office:value-type="float" office:value="2.5">
            <text:p>2.5</text:p>
          </table:table-cell>
          <table:table-cell table:formula="of:=[.B21]*([.B21]+1)-[.C21]*([.C21]+1)-[.A21]*([.A21]+1)" office:value-type="float" office:value="-10.5">
            <text:p>-10.5</text:p>
          </table:table-cell>
          <table:table-cell table:style-name="ce27" table:formula="of:=(3*[.D21]*([.D21]+1)-4*[.C21]*([.C21]+1)*[.A21]*([.A21]+1))/(2*[.C21]*(2*[.C21]-1)*2*[.A21]*(2*[.A21]-1))" office:value-type="float" office:value="1.4">
            <text:p>1.4</text:p>
          </table:table-cell>
          <table:table-cell table:formula="of:=[.B13]*[.D21]/2" office:value-type="float" office:value="99.1725">
            <text:p>99.17</text:p>
          </table:table-cell>
          <table:table-cell table:style-name="ce25" table:formula="of:=ABS([.C13]*[.D21]/2)" office:value-type="float" office:value="5.25">
            <text:p>5.25</text:p>
          </table:table-cell>
          <table:table-cell table:style-name="ce25" table:formula="of:=[.B14]*[.E21]/2" office:value-type="float" office:value="-16.037">
            <text:p>-16.04</text:p>
          </table:table-cell>
          <table:table-cell table:style-name="ce25" table:formula="of:=ABS([.C14]*[.E21]/2)" office:value-type="float" office:value="0.7">
            <text:p>0.70</text:p>
          </table:table-cell>
          <table:table-cell table:style-name="ce25" table:formula="of:=[.F21]+[.H21]" office:value-type="float" office:value="83.1355">
            <text:p>83.14</text:p>
          </table:table-cell>
          <table:table-cell table:style-name="ce26" table:formula="of:=SQRT([.G21]*[.G21]+[.I21]*[.I21])" office:value-type="float" office:value="5.29646108264755">
            <text:p>5.2965</text:p>
          </table:table-cell>
          <table:table-cell table:number-columns-repeated="3"/>
        </table:table-row>
        <table:table-row table:style-name="ro1">
          <table:table-cell table:formula="of:=1/2"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22]*([.B22]+1)-[.C22]*([.C22]+1)-[.A22]*([.A22]+1)" office:value-type="float" office:value="2.5">
            <text:p>2.5</text:p>
          </table:table-cell>
          <table:table-cell table:style-name="ce27" table:formula="of:=0" office:value-type="float" office:value="0">
            <text:p>0.0</text:p>
          </table:table-cell>
          <table:table-cell table:formula="of:=[.B12]*[.D22]/2" office:value-type="float" office:value="-127.125">
            <text:p>-127.13</text:p>
          </table:table-cell>
          <table:table-cell table:style-name="ce25" table:formula="of:=ABS([.C12]*[.D22]/2)" office:value-type="float" office:value="1.875">
            <text:p>1.88</text:p>
          </table:table-cell>
          <table:table-cell table:style-name="ce25" table:formula="of:=0" office:value-type="float" office:value="0">
            <text:p>0.00</text:p>
          </table:table-cell>
          <table:table-cell table:style-name="ce25" table:formula="of:=0" office:value-type="float" office:value="0">
            <text:p>0.00</text:p>
          </table:table-cell>
          <table:table-cell table:style-name="ce25" table:formula="of:=[.F22]+[.H22]" office:value-type="float" office:value="-127.125">
            <text:p>-127.13</text:p>
          </table:table-cell>
          <table:table-cell table:style-name="ce26" table:formula="of:=SQRT([.G22]*[.G22]+[.I22]*[.I22])" office:value-type="float" office:value="1.875">
            <text:p>1.8750</text:p>
          </table:table-cell>
          <table:table-cell table:number-columns-repeated="3"/>
        </table:table-row>
        <table:table-row table:style-name="ro1">
          <table:table-cell table:formula="of:=1/2"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23]*([.B23]+1)-[.C23]*([.C23]+1)-[.A23]*([.A23]+1)" office:value-type="float" office:value="-3.5">
            <text:p>-3.5</text:p>
          </table:table-cell>
          <table:table-cell table:style-name="ce27" table:formula="of:=0" office:value-type="float" office:value="0">
            <text:p>0.0</text:p>
          </table:table-cell>
          <table:table-cell table:formula="of:=[.B12]*[.D23]/2" office:value-type="float" office:value="177.975">
            <text:p>177.98</text:p>
          </table:table-cell>
          <table:table-cell table:style-name="ce25" table:formula="of:=ABS([.C12]*[.D23]/2)" office:value-type="float" office:value="2.625">
            <text:p>2.63</text:p>
          </table:table-cell>
          <table:table-cell table:style-name="ce25" table:formula="of:=0" office:value-type="float" office:value="0">
            <text:p>0.00</text:p>
          </table:table-cell>
          <table:table-cell table:style-name="ce25" table:formula="of:=0" office:value-type="float" office:value="0">
            <text:p>0.00</text:p>
          </table:table-cell>
          <table:table-cell table:style-name="ce25" table:formula="of:=[.F23]+[.H23]" office:value-type="float" office:value="177.975">
            <text:p>177.98</text:p>
          </table:table-cell>
          <table:table-cell table:style-name="ce26" table:formula="of:=SQRT([.G23]*[.G23]+[.I23]*[.I23])" office:value-type="float" office:value="2.625">
            <text:p>2.6250</text:p>
          </table:table-cell>
          <table:table-cell table:number-columns-repeated="3"/>
        </table:table-row>
        <table:table-row table:style-name="ro1">
          <table:table-cell table:formula="of:=1/2"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24]*([.B24]+1)-[.C24]*([.C24]+1)-[.A24]*([.A24]+1)" office:value-type="float" office:value="2.5">
            <text:p>2.5</text:p>
          </table:table-cell>
          <table:table-cell table:style-name="ce27" table:formula="of:=0" office:value-type="float" office:value="0">
            <text:p>0.0</text:p>
          </table:table-cell>
          <table:table-cell table:style-name="ce26" table:formula="of:=[.B11]*[.D24]/2" office:value-type="float" office:value="-745.318">
            <text:p>-745.3180</text:p>
          </table:table-cell>
          <table:table-cell table:style-name="ce26" table:formula="of:=ABS([.C11]*[.D24]/2)" office:value-type="float" office:value="0.000625">
            <text:p>0.0006</text:p>
          </table:table-cell>
          <table:table-cell table:style-name="ce26" table:formula="of:=0" office:value-type="float" office:value="0">
            <text:p>0.0000</text:p>
          </table:table-cell>
          <table:table-cell table:style-name="ce26" table:formula="of:=0" office:value-type="float" office:value="0">
            <text:p>0.0000</text:p>
          </table:table-cell>
          <table:table-cell table:style-name="ce26" table:formula="of:=[.F24]+[.H24]" office:value-type="float" office:value="-745.318">
            <text:p>-745.3180</text:p>
          </table:table-cell>
          <table:table-cell table:style-name="ce26" table:formula="of:=SQRT([.G24]*[.G24]+[.I24]*[.I24])" office:value-type="float" office:value="0.000625">
            <text:p>0.0006</text:p>
          </table:table-cell>
          <table:table-cell table:number-columns-repeated="3"/>
        </table:table-row>
        <table:table-row table:style-name="ro1">
          <table:table-cell table:formula="of:=1/2"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25]*([.B25]+1)-[.C25]*([.C25]+1)-[.A25]*([.A25]+1)" office:value-type="float" office:value="-3.5">
            <text:p>-3.5</text:p>
          </table:table-cell>
          <table:table-cell table:style-name="ce27" table:formula="of:=0" office:value-type="float" office:value="0">
            <text:p>0.0</text:p>
          </table:table-cell>
          <table:table-cell table:style-name="ce26" table:formula="of:=[.B11]*[.D25]/2" office:value-type="float" office:value="1043.4452">
            <text:p>1043.4452</text:p>
          </table:table-cell>
          <table:table-cell table:style-name="ce26" table:formula="of:=ABS([.C11]*[.D25]/2)" office:value-type="float" office:value="0.000875">
            <text:p>0.0009</text:p>
          </table:table-cell>
          <table:table-cell table:style-name="ce26" table:formula="of:=0" office:value-type="float" office:value="0">
            <text:p>0.0000</text:p>
          </table:table-cell>
          <table:table-cell table:style-name="ce26" table:formula="of:=0" office:value-type="float" office:value="0">
            <text:p>0.0000</text:p>
          </table:table-cell>
          <table:table-cell table:style-name="ce26" table:formula="of:=[.F25]+[.H25]" office:value-type="float" office:value="1043.4452">
            <text:p>1043.4452</text:p>
          </table:table-cell>
          <table:table-cell table:style-name="ce26" table:formula="of:=SQRT([.G25]*[.G25]+[.I25]*[.I25])" office:value-type="float" office:value="0.000875">
            <text:p>0.0009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Isotopic shifts from Batteiger et al.</text:p>
          </table:table-cell>
          <table:table-cell table:number-columns-repeated="13"/>
        </table:table-row>
        <table:table-row table:style-name="ro1">
          <table:table-cell office:value-type="string">
            <text:p>25,24MgII2796</text:p>
          </table:table-cell>
          <table:table-cell office:value-type="float" office:value="1621">
            <text:p>1621</text:p>
          </table:table-cell>
          <table:table-cell office:value-type="float" office:value="19">
            <text:p>19</text:p>
          </table:table-cell>
          <table:table-cell table:number-columns-repeated="11"/>
        </table:table-row>
        <table:table-row table:style-name="ro1">
          <table:table-cell office:value-type="string">
            <text:p>25,24MgII2803</text:p>
          </table:table-cell>
          <table:table-cell office:value-type="float" office:value="1620">
            <text:p>1620</text:p>
          </table:table-cell>
          <table:table-cell office:value-type="float" office:value="19">
            <text:p>19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25MgII2796 isotopic+hyperfine structure</text:p>
          </table:table-cell>
          <table:table-cell table:number-columns-repeated="13"/>
        </table:table-row>
        <table:table-row table:style-name="ro1">
          <table:table-cell office:value-type="string">
            <text:p>F_low</text:p>
          </table:table-cell>
          <table:table-cell office:value-type="string">
            <text:p>F_up</text:p>
          </table:table-cell>
          <table:table-cell table:style-name="ce28" office:value-type="string">
            <text:p>nu [MHz]</text:p>
          </table:table-cell>
          <table:table-cell office:value-type="string">
            <text:p>enu [MHz]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/>
          <table:table-cell office:value-type="string">
            <text:p>2F_up+1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</table:table-row>
        <table:table-row table:style-name="ro1">
          <table:table-cell table:formula="of:=2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29" table:formula="of:=[.B4]+[.B28]+[.J18]-[.J25]" office:value-type="float" office:value="1072083435.3198">
            <text:p>1072083435.32</text:p>
          </table:table-cell>
          <table:table-cell table:style-name="ce29" table:formula="of:=SQRT([.C4]*[.C4]+[.C28]*[.C28]+[.K18]*[.K18]+[.K25]*[.K25])" office:value-type="float" office:value="19.3688048357565">
            <text:p>19.37</text:p>
          </table:table-cell>
          <table:table-cell table:style-name="ce31" table:formula="of:=[.C33]*10000/299792458" office:value-type="float" office:value="35760.8541079376">
            <text:p>35760.85411</text:p>
          </table:table-cell>
          <table:table-cell table:style-name="ce31" table:formula="of:=[.D33]*10000/299792458" office:value-type="float" office:value="0.000646073786010871">
            <text:p>0.00065</text:p>
          </table:table-cell>
          <table:table-cell table:style-name="ce33" table:formula="of:=100000000/[.E33]" office:value-type="float" office:value="2796.35379228271">
            <text:p>2796.353792</text:p>
          </table:table-cell>
          <table:table-cell table:style-name="ce33" table:formula="of:=[.F33]/[.E33]*[.G33]" office:value-type="float" office:value="0.000050520350441097">
            <text:p>0.000051</text:p>
          </table:table-cell>
          <table:table-cell office:value-type="string">
            <text:p>Forbidden</text:p>
          </table:table-cell>
          <table:table-cell/>
          <table:table-cell table:style-name="ce33" table:formula="of:=SUMPRODUCT([.E34:.E36];[.J34:.J36])/SUM([.J34:.J36])" office:value-type="float" office:value="35760.8581942312">
            <text:p>35760.858194</text:p>
          </table:table-cell>
          <table:table-cell table:style-name="ce33" table:formula="of:=SQRT(([.F34]*[.F34]*[.J34]+[.F35]*[.F35]*[.J35]+[.F36]*[.F36]*[.J36])/SUM([.J34:.J36]))" office:value-type="float" office:value="0.000641909934258882">
            <text:p>0.000642</text:p>
          </table:table-cell>
          <table:table-cell table:style-name="ce30" table:formula="of:=100000000/[.K33]" office:value-type="float" office:value="2796.35347275116">
            <text:p>2796.3534728</text:p>
          </table:table-cell>
          <table:table-cell table:style-name="ce30" table:formula="of:=[.L33]/[.K33]*[.M33]" office:value-type="float" office:value="0.0000501947426459653">
            <text:p>0.0000502</text:p>
          </table:table-cell>
        </table:table-row>
        <table:table-row table:style-name="ro1">
          <table:table-cell table:formula="of:=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9" table:formula="of:=[.B4]+[.B28]+[.J19]-[.J25]" office:value-type="float" office:value="1072083529.2078">
            <text:p>1072083529.21</text:p>
          </table:table-cell>
          <table:table-cell table:style-name="ce29" table:formula="of:=SQRT([.C4]*[.C4]+[.C28]*[.C28]+[.K19]*[.K19]+[.K25]*[.K25])" office:value-type="float" office:value="19.0102761885677">
            <text:p>19.01</text:p>
          </table:table-cell>
          <table:table-cell table:style-name="ce31" table:formula="of:=[.C34]*10000/299792458" office:value-type="float" office:value="35760.8572397041">
            <text:p>35760.85724</text:p>
          </table:table-cell>
          <table:table-cell table:style-name="ce31" table:formula="of:=[.D34]*10000/299792458" office:value-type="float" office:value="0.000634114557630657">
            <text:p>0.00063</text:p>
          </table:table-cell>
          <table:table-cell table:style-name="ce33" table:formula="of:=100000000/[.E34]" office:value-type="float" office:value="2796.35354739128">
            <text:p>2796.353547</text:p>
          </table:table-cell>
          <table:table-cell table:style-name="ce33" table:formula="of:=[.F34]/[.E34]*[.G34]" office:value-type="float" office:value="0.000049585178587783">
            <text:p>0.000050</text:p>
          </table:table-cell>
          <table:table-cell/>
          <table:table-cell table:formula="of:=2*[.B34]+1" office:value-type="float" office:value="7">
            <text:p>7</text:p>
          </table:table-cell>
          <table:table-cell table:style-name="ce33" table:number-columns-repeated="2"/>
          <table:table-cell table:style-name="ce30" table:number-columns-repeated="2"/>
        </table:table-row>
        <table:table-row table:style-name="ro1">
          <table:table-cell table:formula="of:=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29" table:formula="of:=[.B4]+[.B28]+[.J20]-[.J25]" office:value-type="float" office:value="1072083575.5683">
            <text:p>1072083575.57</text:p>
          </table:table-cell>
          <table:table-cell table:style-name="ce29" table:formula="of:=SQRT([.C4]*[.C4]+[.C28]*[.C28]+[.K20]*[.K20]+[.K25]*[.K25])" office:value-type="float" office:value="19.2768799541219">
            <text:p>19.28</text:p>
          </table:table-cell>
          <table:table-cell table:style-name="ce31" table:formula="of:=[.C35]*10000/299792458" office:value-type="float" office:value="35760.858786124">
            <text:p>35760.85879</text:p>
          </table:table-cell>
          <table:table-cell table:style-name="ce31" table:formula="of:=[.D35]*10000/299792458" office:value-type="float" office:value="0.000643007502014005">
            <text:p>0.00064</text:p>
          </table:table-cell>
          <table:table-cell table:style-name="ce33" table:formula="of:=100000000/[.E35]" office:value-type="float" office:value="2796.35342646755">
            <text:p>2796.353426</text:p>
          </table:table-cell>
          <table:table-cell table:style-name="ce33" table:formula="of:=[.F35]/[.E35]*[.G35]" office:value-type="float" office:value="0.0000502805663100825">
            <text:p>0.000050</text:p>
          </table:table-cell>
          <table:table-cell/>
          <table:table-cell table:formula="of:=2*[.B35]+1" office:value-type="float" office:value="5">
            <text:p>5</text:p>
          </table:table-cell>
          <table:table-cell table:style-name="ce33" table:number-columns-repeated="2"/>
          <table:table-cell table:style-name="ce30" table:number-columns-repeated="2"/>
        </table:table-row>
        <table:table-row table:style-name="ro1"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9" table:formula="of:=[.B4]+[.B28]+[.J21]-[.J25]" office:value-type="float" office:value="1072083595.0203">
            <text:p>1072083595.02</text:p>
          </table:table-cell>
          <table:table-cell table:style-name="ce29" table:formula="of:=SQRT([.C4]*[.C4]+[.C28]*[.C28]+[.K21]*[.K21]+[.K25]*[.K25])" office:value-type="float" office:value="19.7250627569502">
            <text:p>19.73</text:p>
          </table:table-cell>
          <table:table-cell table:style-name="ce31" table:formula="of:=[.C36]*10000/299792458" office:value-type="float" office:value="35760.8594349728">
            <text:p>35760.85943</text:p>
          </table:table-cell>
          <table:table-cell table:style-name="ce31" table:formula="of:=[.D36]*10000/299792458" office:value-type="float" office:value="0.000657957271124887">
            <text:p>0.00066</text:p>
          </table:table-cell>
          <table:table-cell table:style-name="ce33" table:formula="of:=100000000/[.E36]" office:value-type="float" office:value="2796.35337573021">
            <text:p>2796.353376</text:p>
          </table:table-cell>
          <table:table-cell table:style-name="ce33" table:formula="of:=[.F36]/[.E36]*[.G36]" office:value-type="float" office:value="0.0000514495754650958">
            <text:p>0.000051</text:p>
          </table:table-cell>
          <table:table-cell/>
          <table:table-cell table:formula="of:=2*[.B36]+1" office:value-type="float" office:value="3">
            <text:p>3</text:p>
          </table:table-cell>
          <table:table-cell table:style-name="ce33" table:number-columns-repeated="2"/>
          <table:table-cell table:style-name="ce30" table:number-columns-repeated="2"/>
        </table:table-row>
        <table:table-row table:style-name="ro1">
          <table:table-cell table:formula="of:=3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9" table:formula="of:=[.B4]+[.B28]+[.J18]-[.J24]" office:value-type="float" office:value="1072085224.083">
            <text:p>1072085224.08</text:p>
          </table:table-cell>
          <table:table-cell table:style-name="ce29" table:formula="of:=SQRT([.C4]*[.C4]+[.C28]*[.C28]+[.K18]*[.K18]+[.K24]*[.K24])" office:value-type="float" office:value="19.368804826076">
            <text:p>19.37</text:p>
          </table:table-cell>
          <table:table-cell table:style-name="ce31" table:formula="of:=[.C37]*10000/299792458" office:value-type="float" office:value="35760.9137746554">
            <text:p>35760.91377</text:p>
          </table:table-cell>
          <table:table-cell table:style-name="ce31" table:formula="of:=[.D37]*10000/299792458" office:value-type="float" office:value="0.000646073785687964">
            <text:p>0.00065</text:p>
          </table:table-cell>
          <table:table-cell table:style-name="ce33" table:formula="of:=100000000/[.E37]" office:value-type="float" office:value="2796.34912659509">
            <text:p>2796.349127</text:p>
          </table:table-cell>
          <table:table-cell table:style-name="ce33" table:formula="of:=[.F37]/[.E37]*[.G37]" office:value-type="float" office:value="0.0000505201818306146">
            <text:p>0.000051</text:p>
          </table:table-cell>
          <table:table-cell/>
          <table:table-cell table:formula="of:=2*[.B37]+1" office:value-type="float" office:value="9">
            <text:p>9</text:p>
          </table:table-cell>
          <table:table-cell table:style-name="ce33" table:number-columns-repeated="2"/>
          <table:table-cell table:style-name="ce30" table:number-columns-repeated="2"/>
        </table:table-row>
        <table:table-row table:style-name="ro1">
          <table:table-cell table:formula="of:=3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29" table:formula="of:=[.B4]+[.B28]+[.J19]-[.J24]" office:value-type="float" office:value="1072085317.971">
            <text:p>1072085317.97</text:p>
          </table:table-cell>
          <table:table-cell table:style-name="ce29" table:formula="of:=SQRT([.C4]*[.C4]+[.C28]*[.C28]+[.K19]*[.K19]+[.K24]*[.K24])" office:value-type="float" office:value="19.0102761787046">
            <text:p>19.01</text:p>
          </table:table-cell>
          <table:table-cell table:style-name="ce31" table:formula="of:=[.C38]*10000/299792458" office:value-type="float" office:value="35760.916906422">
            <text:p>35760.91691</text:p>
          </table:table-cell>
          <table:table-cell table:style-name="ce31" table:formula="of:=[.D38]*10000/299792458" office:value-type="float" office:value="0.00063411455730166">
            <text:p>0.00063</text:p>
          </table:table-cell>
          <table:table-cell table:style-name="ce33" table:formula="of:=100000000/[.E38]" office:value-type="float" office:value="2796.34888170448">
            <text:p>2796.348882</text:p>
          </table:table-cell>
          <table:table-cell table:style-name="ce33" table:formula="of:=[.F38]/[.E38]*[.G38]" office:value-type="float" office:value="0.0000495850130974856">
            <text:p>0.000050</text:p>
          </table:table-cell>
          <table:table-cell/>
          <table:table-cell table:formula="of:=2*[.B38]+1" office:value-type="float" office:value="7">
            <text:p>7</text:p>
          </table:table-cell>
          <table:table-cell table:style-name="ce33" table:number-columns-repeated="2"/>
          <table:table-cell table:style-name="ce30" table:number-columns-repeated="2"/>
        </table:table-row>
        <table:table-row table:style-name="ro1">
          <table:table-cell table:formula="of:=3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9" table:formula="of:=[.B4]+[.B28]+[.J20]-[.J24]" office:value-type="float" office:value="1072085364.3315">
            <text:p>1072085364.33</text:p>
          </table:table-cell>
          <table:table-cell table:style-name="ce29" table:formula="of:=SQRT([.C4]*[.C4]+[.C28]*[.C28]+[.K20]*[.K20]+[.K24]*[.K24])" office:value-type="float" office:value="19.2768799443952">
            <text:p>19.28</text:p>
          </table:table-cell>
          <table:table-cell table:style-name="ce31" table:formula="of:=[.C39]*10000/299792458" office:value-type="float" office:value="35760.9184528418">
            <text:p>35760.91845</text:p>
          </table:table-cell>
          <table:table-cell table:style-name="ce31" table:formula="of:=[.D39]*10000/299792458" office:value-type="float" office:value="0.000643007501689558">
            <text:p>0.00064</text:p>
          </table:table-cell>
          <table:table-cell table:style-name="ce33" table:formula="of:=100000000/[.E39]" office:value-type="float" office:value="2796.34876078115">
            <text:p>2796.348761</text:p>
          </table:table-cell>
          <table:table-cell table:style-name="ce33" table:formula="of:=[.F39]/[.E39]*[.G39]" office:value-type="float" office:value="0.0000502803984996558">
            <text:p>0.000050</text:p>
          </table:table-cell>
          <table:table-cell/>
          <table:table-cell table:formula="of:=2*[.B39]+1" office:value-type="float" office:value="5">
            <text:p>5</text:p>
          </table:table-cell>
          <table:table-cell table:style-name="ce33" table:number-columns-repeated="2"/>
          <table:table-cell table:style-name="ce30" table:number-columns-repeated="2"/>
        </table:table-row>
        <table:table-row table:style-name="ro1">
          <table:table-cell table:formula="of:=3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9" table:formula="of:=[.B4]+[.B28]+[.J21]-[.J24]" office:value-type="float" office:value="1072085383.7835">
            <text:p>1072085383.78</text:p>
          </table:table-cell>
          <table:table-cell table:style-name="ce29" table:formula="of:=SQRT([.C4]*[.C4]+[.C28]*[.C28]+[.K21]*[.K21]+[.K24]*[.K24])" office:value-type="float" office:value="19.7250627474446">
            <text:p>19.73</text:p>
          </table:table-cell>
          <table:table-cell table:style-name="ce31" table:formula="of:=[.C40]*10000/299792458" office:value-type="float" office:value="35760.9191016907">
            <text:p>35760.91910</text:p>
          </table:table-cell>
          <table:table-cell table:style-name="ce31" table:formula="of:=[.D40]*10000/299792458" office:value-type="float" office:value="0.000657957270807812">
            <text:p>0.00066</text:p>
          </table:table-cell>
          <table:table-cell table:style-name="ce33" table:formula="of:=100000000/[.E40]" office:value-type="float" office:value="2796.34871004398">
            <text:p>2796.348710</text:p>
          </table:table-cell>
          <table:table-cell table:style-name="ce33" table:formula="of:=[.F40]/[.E40]*[.G40]" office:value-type="float" office:value="0.0000514494037542928">
            <text:p>0.000051</text:p>
          </table:table-cell>
          <table:table-cell office:value-type="string">
            <text:p>Forbidden</text:p>
          </table:table-cell>
          <table:table-cell/>
          <table:table-cell table:style-name="ce33" table:formula="of:=SUMPRODUCT([.E37:.E39];[.J37:.J39])/SUM([.J37:.J39])" office:value-type="float" office:value="35760.9159324315">
            <text:p>35760.915932</text:p>
          </table:table-cell>
          <table:table-cell table:style-name="ce33" table:formula="of:=SQRT(([.F37]*[.F37]*[.J37]+[.F38]*[.F38]*[.J38]+[.F39]*[.F39]*[.J39])/SUM([.J37:.J39]))" office:value-type="float" office:value="0.000641378877983728">
            <text:p>0.000641</text:p>
          </table:table-cell>
          <table:table-cell table:style-name="ce30" table:formula="of:=100000000/[.K40]" office:value-type="float" office:value="2796.34895786632">
            <text:p>2796.3489579</text:p>
          </table:table-cell>
          <table:table-cell table:style-name="ce30" table:formula="of:=[.L40]/[.K40]*[.M40]" office:value-type="float" office:value="0.0000501530542572242">
            <text:p>0.000050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25MgII2803 isotopic+hyperfine structure</text:p>
          </table:table-cell>
          <table:table-cell table:number-columns-repeated="13"/>
        </table:table-row>
        <table:table-row table:style-name="ro1">
          <table:table-cell office:value-type="string">
            <text:p>F_low</text:p>
          </table:table-cell>
          <table:table-cell office:value-type="string">
            <text:p>F_up</text:p>
          </table:table-cell>
          <table:table-cell office:value-type="string">
            <text:p>nu [MHz]</text:p>
          </table:table-cell>
          <table:table-cell office:value-type="string">
            <text:p>enu [MHz]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/>
          <table:table-cell office:value-type="string">
            <text:p>2F_up+1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</table:table-row>
        <table:table-row table:style-name="ro1">
          <table:table-cell table:formula="of:=2" office:value-type="float" office:value="2">
            <text:p>2</text:p>
          </table:table-cell>
          <table:table-cell table:formula="of:=3" office:value-type="float" office:value="3">
            <text:p>3</text:p>
          </table:table-cell>
          <table:table-cell table:style-name="ce29" table:formula="of:=[.B6]+[.B29]+[.J22]-[.J25]" office:value-type="float" office:value="1069338791.9898">
            <text:p>1069338791.99</text:p>
          </table:table-cell>
          <table:table-cell table:style-name="ce29" table:formula="of:=SQRT([.C6]*[.C6]+[.C29]*[.C29]+[.K22]*[.K22]+[.K25]*[.K25])" office:value-type="float" office:value="19.0929627288597">
            <text:p>19.09</text:p>
          </table:table-cell>
          <table:table-cell table:style-name="ce31" table:formula="of:=[.C44]*10000/299792458" office:value-type="float" office:value="35669.3026610363">
            <text:p>35669.30266</text:p>
          </table:table-cell>
          <table:table-cell table:style-name="ce31" table:formula="of:=[.D44]*10000/299792458" office:value-type="float" office:value="0.000636872683730412">
            <text:p>0.00064</text:p>
          </table:table-cell>
          <table:table-cell table:style-name="ce33" table:formula="of:=100000000/[.E44]" office:value-type="float" office:value="2803.53111890903">
            <text:p>2803.531119</text:p>
          </table:table-cell>
          <table:table-cell table:style-name="ce33" table:formula="of:=[.F44]/[.E44]*[.G44]" office:value-type="float" office:value="0.0000500568347127157">
            <text:p>0.000050</text:p>
          </table:table-cell>
          <table:table-cell/>
          <table:table-cell table:formula="of:=2*[.B44]+1" office:value-type="float" office:value="7">
            <text:p>7</text:p>
          </table:table-cell>
          <table:table-cell table:style-name="ce33" table:formula="of:=SUMPRODUCT([.E44:.E45];[.J44:.J45])/SUM([.J44:.J45])" office:value-type="float" office:value="35669.3069014698">
            <text:p>35669.306901</text:p>
          </table:table-cell>
          <table:table-cell table:style-name="ce33" table:formula="of:=SQRT(([.F44]*[.F44]*[.J44]+[.F45]*[.F45]*[.J45])/SUM([.J44:.J45]))" office:value-type="float" office:value="0.000638099897683194">
            <text:p>0.000638</text:p>
          </table:table-cell>
          <table:table-cell table:style-name="ce30" table:formula="of:=100000000/[.K44]" office:value-type="float" office:value="2803.53078562004">
            <text:p>2803.5307856</text:p>
          </table:table-cell>
          <table:table-cell table:style-name="ce30" table:formula="of:=[.L44]/[.K44]*[.M44]" office:value-type="float" office:value="0.0000501532791875504">
            <text:p>0.0000502</text:p>
          </table:table-cell>
        </table:table-row>
        <table:table-row table:style-name="ro1">
          <table:table-cell table:formula="of:=2" office:value-type="float" office:value="2">
            <text:p>2</text:p>
          </table:table-cell>
          <table:table-cell table:formula="of:=2" office:value-type="float" office:value="2">
            <text:p>2</text:p>
          </table:table-cell>
          <table:table-cell table:style-name="ce29" table:formula="of:=[.B6]+[.B29]+[.J23]-[.J25]" office:value-type="float" office:value="1069339097.0898">
            <text:p>1069339097.09</text:p>
          </table:table-cell>
          <table:table-cell table:style-name="ce29" table:formula="of:=SQRT([.C6]*[.C6]+[.C29]*[.C29]+[.K23]*[.K23]+[.K25]*[.K25])" office:value-type="float" office:value="19.1811424520445">
            <text:p>19.18</text:p>
          </table:table-cell>
          <table:table-cell table:style-name="ce31" table:formula="of:=[.C45]*10000/299792458" office:value-type="float" office:value="35669.3128380768">
            <text:p>35669.31284</text:p>
          </table:table-cell>
          <table:table-cell table:style-name="ce31" table:formula="of:=[.D45]*10000/299792458" office:value-type="float" office:value="0.00063981404268831">
            <text:p>0.00064</text:p>
          </table:table-cell>
          <table:table-cell table:style-name="ce33" table:formula="of:=100000000/[.E45]" office:value-type="float" office:value="2803.53031901558">
            <text:p>2803.530319</text:p>
          </table:table-cell>
          <table:table-cell table:style-name="ce33" table:formula="of:=[.F45]/[.E45]*[.G45]" office:value-type="float" office:value="0.0000502879905579173">
            <text:p>0.000050</text:p>
          </table:table-cell>
          <table:table-cell/>
          <table:table-cell table:formula="of:=2*[.B45]+1" office:value-type="float" office:value="5">
            <text:p>5</text:p>
          </table:table-cell>
          <table:table-cell table:style-name="ce33" table:number-columns-repeated="2"/>
          <table:table-cell table:style-name="ce30" table:number-columns-repeated="2"/>
        </table:table-row>
        <table:table-row table:style-name="ro1">
          <table:table-cell table:formula="of:=3" office:value-type="float" office:value="3">
            <text:p>3</text:p>
          </table:table-cell>
          <table:table-cell table:formula="of:=3" office:value-type="float" office:value="3">
            <text:p>3</text:p>
          </table:table-cell>
          <table:table-cell table:style-name="ce29" table:formula="of:=[.B6]+[.B29]+[.J22]-[.J24]" office:value-type="float" office:value="1069340580.753">
            <text:p>1069340580.75</text:p>
          </table:table-cell>
          <table:table-cell table:style-name="ce29" table:formula="of:=SQRT([.C6]*[.C6]+[.C29]*[.C29]+[.K22]*[.K22]+[.K24]*[.K24])" office:value-type="float" office:value="19.0929627190393">
            <text:p>19.09</text:p>
          </table:table-cell>
          <table:table-cell table:style-name="ce31" table:formula="of:=[.C46]*10000/299792458" office:value-type="float" office:value="35669.3623277541">
            <text:p>35669.36233</text:p>
          </table:table-cell>
          <table:table-cell table:style-name="ce31" table:formula="of:=[.D46]*10000/299792458" office:value-type="float" office:value="0.00063687268340284">
            <text:p>0.00064</text:p>
          </table:table-cell>
          <table:table-cell table:style-name="ce33" table:formula="of:=100000000/[.E46]" office:value-type="float" office:value="2803.52642924011">
            <text:p>2803.526429</text:p>
          </table:table-cell>
          <table:table-cell table:style-name="ce33" table:formula="of:=[.F46]/[.E46]*[.G46]" office:value-type="float" office:value="0.0000500566672197459">
            <text:p>0.000050</text:p>
          </table:table-cell>
          <table:table-cell/>
          <table:table-cell table:formula="of:=2*[.B46]+1" office:value-type="float" office:value="7">
            <text:p>7</text:p>
          </table:table-cell>
          <table:table-cell table:style-name="ce33" table:formula="of:=SUMPRODUCT([.E46:.E47];[.J46:.J47])/SUM([.J46:.J47])" office:value-type="float" office:value="35669.3665681876">
            <text:p>35669.366568</text:p>
          </table:table-cell>
          <table:table-cell table:style-name="ce33" table:formula="of:=SQRT(([.F46]*[.F46]*[.J46]+[.F47]*[.F47]*[.J47])/SUM([.J46:.J47]))" office:value-type="float" office:value="0.000638099897356252">
            <text:p>0.000638</text:p>
          </table:table-cell>
          <table:table-cell table:style-name="ce30" table:formula="of:=100000000/[.K46]" office:value-type="float" office:value="2803.52609595223">
            <text:p>2803.5260960</text:p>
          </table:table-cell>
          <table:table-cell table:style-name="ce30" table:formula="of:=[.L46]/[.K46]*[.M46]" office:value-type="float" office:value="0.000050153111371991">
            <text:p>0.0000502</text:p>
          </table:table-cell>
        </table:table-row>
        <table:table-row table:style-name="ro1">
          <table:table-cell table:formula="of:=3"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table:style-name="ce29" table:formula="of:=[.B6]+[.B29]+[.J23]-[.J24]" office:value-type="float" office:value="1069340885.853">
            <text:p>1069340885.85</text:p>
          </table:table-cell>
          <table:table-cell table:style-name="ce29" table:formula="of:=SQRT([.C6]*[.C6]+[.C29]*[.C29]+[.K23]*[.K23]+[.K24]*[.K24])" office:value-type="float" office:value="19.1811424422693">
            <text:p>19.18</text:p>
          </table:table-cell>
          <table:table-cell table:style-name="ce31" table:formula="of:=[.C47]*10000/299792458" office:value-type="float" office:value="35669.3725047946">
            <text:p>35669.37250</text:p>
          </table:table-cell>
          <table:table-cell table:style-name="ce31" table:formula="of:=[.D47]*10000/299792458" office:value-type="float" office:value="0.000639814042362243">
            <text:p>0.00064</text:p>
          </table:table-cell>
          <table:table-cell table:style-name="ce33" table:formula="of:=100000000/[.E47]" office:value-type="float" office:value="2803.52562934933">
            <text:p>2803.525629</text:p>
          </table:table-cell>
          <table:table-cell table:style-name="ce33" table:formula="of:=[.F47]/[.E47]*[.G47]" office:value-type="float" office:value="0.0000502878222917724">
            <text:p>0.000050</text:p>
          </table:table-cell>
          <table:table-cell/>
          <table:table-cell table:formula="of:=2*[.B47]+1" office:value-type="float" office:value="5">
            <text:p>5</text:p>
          </table:table-cell>
          <table:table-cell table:style-name="ce33" table:number-columns-repeated="2"/>
          <table:table-cell table:style-name="ce30" table:number-columns-repeated="2"/>
        </table:table-row>
        <table:table-row table:style-name="ro1">
          <table:table-cell table:number-columns-repeated="4"/>
          <table:table-cell table:style-name="ce31"/>
          <table:table-cell table:number-columns-repeated="9"/>
        </table:table-row>
      </table:table>
      <table:table table:name="67ZnII" table:style-name="ta1" table:print="false"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row table:style-name="ro1">
          <table:table-cell office:value-type="string">
            <text:p>Refer to 25MgII_hyperfine_BerengutJ_09.pdf for details of calculations below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1" table:number-columns-repeated="2"/>
          <table:table-cell table:number-columns-repeated="8"/>
        </table:table-row>
        <table:table-row table:style-name="ro1">
          <table:table-cell office:value-type="string">
            <text:p>Hyperfine constants</text:p>
          </table:table-cell>
          <table:table-cell table:number-columns-repeated="10"/>
        </table:table-row>
        <table:table-row table:style-name="ro1">
          <table:table-cell office:value-type="string">
            <text:p>Level</text:p>
          </table:table-cell>
          <table:table-cell table:number-columns-repeated="10"/>
        </table:table-row>
        <table:table-row table:style-name="ro1">
          <table:table-cell office:value-type="string">
            <text:p>4s1/2</text:p>
          </table:table-cell>
          <table:table-cell table:style-name="ce1" office:value-type="float" office:value="2339.58">
            <text:p>2339.58</text:p>
          </table:table-cell>
          <table:table-cell table:style-name="ce1" office:value-type="float" office:value="0">
            <text:p>0.00</text:p>
          </table:table-cell>
          <table:table-cell office:value-type="string">
            <text:p>Magnetic dipole (A) [MHz], calculation – Dixit et al. (2008, J. Phys. B: At. Mol. Opt. Phys. 41 025001)</text:p>
          </table:table-cell>
          <table:table-cell table:number-columns-repeated="7"/>
        </table:table-row>
        <table:table-row table:style-name="ro1">
          <table:table-cell office:value-type="string">
            <text:p>4p1/2</text:p>
          </table:table-cell>
          <table:table-cell table:style-name="ce1" office:value-type="float" office:value="526.68">
            <text:p>526.68</text:p>
          </table:table-cell>
          <table:table-cell table:style-name="ce1" office:value-type="float" office:value="0">
            <text:p>0.00</text:p>
          </table:table-cell>
          <table:table-cell office:value-type="string">
            <text:p>A [MHz], calculation – same as above</text:p>
          </table:table-cell>
          <table:table-cell table:number-columns-repeated="7"/>
        </table:table-row>
        <table:table-row table:style-name="ro1">
          <table:table-cell office:value-type="string">
            <text:p>4p3/2</text:p>
          </table:table-cell>
          <table:table-cell table:style-name="ce1" office:value-type="float" office:value="50.74">
            <text:p>50.74</text:p>
          </table:table-cell>
          <table:table-cell table:style-name="ce1" office:value-type="float" office:value="0">
            <text:p>0.00</text:p>
          </table:table-cell>
          <table:table-cell office:value-type="string">
            <text:p>A [MHz], calculation – same as above</text:p>
          </table:table-cell>
          <table:table-cell table:number-columns-repeated="7"/>
        </table:table-row>
        <table:table-row table:style-name="ro1">
          <table:table-cell office:value-type="string">
            <text:p>4p3/2</text:p>
          </table:table-cell>
          <table:table-cell table:style-name="ce1" office:value-type="float" office:value="61.74">
            <text:p>61.74</text:p>
          </table:table-cell>
          <table:table-cell table:style-name="ce1" office:value-type="float" office:value="0">
            <text:p>0.00</text:p>
          </table:table-cell>
          <table:table-cell office:value-type="string">
            <text:p>Electric quadrupole (B) [MHz], calculation – same as above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Energy levels</text:p>
          </table:table-cell>
          <table:table-cell table:number-columns-repeated="10"/>
        </table:table-row>
        <table:table-row table:style-name="ro1">
          <table:table-cell office:value-type="string">
            <text:p>J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K</text:p>
          </table:table-cell>
          <table:table-cell office:value-type="string">
            <text:p>C</text:p>
          </table:table-cell>
          <table:table-cell office:value-type="string">
            <text:p>DE_M1</text:p>
          </table:table-cell>
          <table:table-cell office:value-type="string">
            <text:p>eDE_M1</text:p>
          </table:table-cell>
          <table:table-cell office:value-type="string">
            <text:p>DE_E2</text:p>
          </table:table-cell>
          <table:table-cell office:value-type="string">
            <text:p>eDE_E2</text:p>
          </table:table-cell>
          <table:table-cell office:value-type="string">
            <text:p>DE</text:p>
          </table:table-cell>
          <table:table-cell/>
        </table:table-row>
        <table:table-row table:style-name="ro1">
          <table:table-cell table:formula="of:=3/2" office:value-type="float" office:value="1.5">
            <text:p>1.5</text:p>
          </table:table-cell>
          <table:table-cell table:formula="of:=4" office:value-type="float" office:value="4">
            <text:p>4</text:p>
          </table:table-cell>
          <table:table-cell table:formula="of:=5/2" office:value-type="float" office:value="2.5">
            <text:p>2.5</text:p>
          </table:table-cell>
          <table:table-cell table:formula="of:=[.B12]*([.B12]+1)-[.C12]*([.C12]+1)-[.A12]*([.A12]+1)" office:value-type="float" office:value="7.5">
            <text:p>7.5</text:p>
          </table:table-cell>
          <table:table-cell table:style-name="ce3" table:formula="of:=(3*[.D12]*([.D12]+1)-4*[.C12]*([.C12]+1)*[.A12]*([.A12]+1))/(2*[.C12]*(2*[.C12]-1)*2*[.A12]*(2*[.A12]-1))" office:value-type="float" office:value="0.5">
            <text:p>0.5</text:p>
          </table:table-cell>
          <table:table-cell table:formula="of:=[.B7]*[.D12]/2" office:value-type="float" office:value="190.275">
            <text:p>190.28</text:p>
          </table:table-cell>
          <table:table-cell table:style-name="ce1" table:formula="of:=ABS([.C7]*[.D12]/2)" office:value-type="float" office:value="0">
            <text:p>0.00</text:p>
          </table:table-cell>
          <table:table-cell table:style-name="ce1" table:formula="of:=[.B8]*[.E12]/2" office:value-type="float" office:value="15.435">
            <text:p>15.44</text:p>
          </table:table-cell>
          <table:table-cell table:style-name="ce1" table:formula="of:=ABS([.C8]*[.E12]/2)" office:value-type="float" office:value="0">
            <text:p>0.00</text:p>
          </table:table-cell>
          <table:table-cell table:style-name="ce1" table:formula="of:=[.F12]+[.H12]" office:value-type="float" office:value="205.71">
            <text:p>205.71</text:p>
          </table:table-cell>
          <table:table-cell table:style-name="ce2" table:formula="of:=SQRT([.G12]*[.G12]+[.I12]*[.I12])" office:value-type="float" office:value="0">
            <text:p>0.0000</text:p>
          </table:table-cell>
        </table:table-row>
        <table:table-row table:style-name="ro1">
          <table:table-cell table:formula="of:=3/2" office:value-type="float" office:value="1.5">
            <text:p>1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13]*([.B13]+1)-[.C13]*([.C13]+1)-[.A13]*([.A13]+1)" office:value-type="float" office:value="-0.5">
            <text:p>-0.5</text:p>
          </table:table-cell>
          <table:table-cell table:style-name="ce3" table:formula="of:=(3*[.D13]*([.D13]+1)-4*[.C13]*([.C13]+1)*[.A13]*([.A13]+1))/(2*[.C13]*(2*[.C13]-1)*2*[.A13]*(2*[.A13]-1))" office:value-type="float" office:value="-1.1">
            <text:p>-1.1</text:p>
          </table:table-cell>
          <table:table-cell table:formula="of:=[.B7]*[.D13]/2" office:value-type="float" office:value="-12.685">
            <text:p>-12.69</text:p>
          </table:table-cell>
          <table:table-cell table:style-name="ce1" table:formula="of:=ABS([.C7]*[.D13]/2)" office:value-type="float" office:value="0">
            <text:p>0.00</text:p>
          </table:table-cell>
          <table:table-cell table:style-name="ce1" table:formula="of:=[.B8]*[.E13]/2" office:value-type="float" office:value="-33.957">
            <text:p>-33.96</text:p>
          </table:table-cell>
          <table:table-cell table:style-name="ce1" table:formula="of:=ABS([.C8]*[.E13]/2)" office:value-type="float" office:value="0">
            <text:p>0.00</text:p>
          </table:table-cell>
          <table:table-cell table:style-name="ce1" table:formula="of:=[.F13]+[.H13]" office:value-type="float" office:value="-46.642">
            <text:p>-46.64</text:p>
          </table:table-cell>
          <table:table-cell table:style-name="ce2" table:formula="of:=SQRT([.G13]*[.G13]+[.I13]*[.I13])" office:value-type="float" office:value="0">
            <text:p>0.0000</text:p>
          </table:table-cell>
        </table:table-row>
        <table:table-row table:style-name="ro1">
          <table:table-cell table:formula="of:=3/2" office:value-type="float" office:value="1.5">
            <text:p>1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14]*([.B14]+1)-[.C14]*([.C14]+1)-[.A14]*([.A14]+1)" office:value-type="float" office:value="-6.5">
            <text:p>-6.5</text:p>
          </table:table-cell>
          <table:table-cell table:style-name="ce3" table:formula="of:=(3*[.D14]*([.D14]+1)-4*[.C14]*([.C14]+1)*[.A14]*([.A14]+1))/(2*[.C14]*(2*[.C14]-1)*2*[.A14]*(2*[.A14]-1))" office:value-type="float" office:value="-0.2">
            <text:p>-0.2</text:p>
          </table:table-cell>
          <table:table-cell table:formula="of:=[.B7]*[.D14]/2" office:value-type="float" office:value="-164.905">
            <text:p>-164.91</text:p>
          </table:table-cell>
          <table:table-cell table:style-name="ce1" table:formula="of:=ABS([.C7]*[.D14]/2)" office:value-type="float" office:value="0">
            <text:p>0.00</text:p>
          </table:table-cell>
          <table:table-cell table:style-name="ce1" table:formula="of:=[.B8]*[.E14]/2" office:value-type="float" office:value="-6.174">
            <text:p>-6.17</text:p>
          </table:table-cell>
          <table:table-cell table:style-name="ce1" table:formula="of:=ABS([.C8]*[.E14]/2)" office:value-type="float" office:value="0">
            <text:p>0.00</text:p>
          </table:table-cell>
          <table:table-cell table:style-name="ce1" table:formula="of:=[.F14]+[.H14]" office:value-type="float" office:value="-171.079">
            <text:p>-171.08</text:p>
          </table:table-cell>
          <table:table-cell table:style-name="ce2" table:formula="of:=SQRT([.G14]*[.G14]+[.I14]*[.I14])" office:value-type="float" office:value="0">
            <text:p>0.0000</text:p>
          </table:table-cell>
        </table:table-row>
        <table:table-row table:style-name="ro1">
          <table:table-cell table:formula="of:=3/2"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5/2" office:value-type="float" office:value="2.5">
            <text:p>2.5</text:p>
          </table:table-cell>
          <table:table-cell table:formula="of:=[.B15]*([.B15]+1)-[.C15]*([.C15]+1)-[.A15]*([.A15]+1)" office:value-type="float" office:value="-10.5">
            <text:p>-10.5</text:p>
          </table:table-cell>
          <table:table-cell table:style-name="ce3" table:formula="of:=(3*[.D15]*([.D15]+1)-4*[.C15]*([.C15]+1)*[.A15]*([.A15]+1))/(2*[.C15]*(2*[.C15]-1)*2*[.A15]*(2*[.A15]-1))" office:value-type="float" office:value="1.4">
            <text:p>1.4</text:p>
          </table:table-cell>
          <table:table-cell table:formula="of:=[.B7]*[.D15]/2" office:value-type="float" office:value="-266.385">
            <text:p>-266.39</text:p>
          </table:table-cell>
          <table:table-cell table:style-name="ce1" table:formula="of:=ABS([.C7]*[.D15]/2)" office:value-type="float" office:value="0">
            <text:p>0.00</text:p>
          </table:table-cell>
          <table:table-cell table:style-name="ce1" table:formula="of:=[.B8]*[.E15]/2" office:value-type="float" office:value="43.218">
            <text:p>43.22</text:p>
          </table:table-cell>
          <table:table-cell table:style-name="ce1" table:formula="of:=ABS([.C8]*[.E15]/2)" office:value-type="float" office:value="0">
            <text:p>0.00</text:p>
          </table:table-cell>
          <table:table-cell table:style-name="ce1" table:formula="of:=[.F15]+[.H15]" office:value-type="float" office:value="-223.167">
            <text:p>-223.17</text:p>
          </table:table-cell>
          <table:table-cell table:style-name="ce2" table:formula="of:=SQRT([.G15]*[.G15]+[.I15]*[.I15])" office:value-type="float" office:value="0">
            <text:p>0.0000</text:p>
          </table:table-cell>
        </table:table-row>
        <table:table-row table:style-name="ro1">
          <table:table-cell table:formula="of:=1/2"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16]*([.B16]+1)-[.C16]*([.C16]+1)-[.A16]*([.A16]+1)" office:value-type="float" office:value="2.5">
            <text:p>2.5</text:p>
          </table:table-cell>
          <table:table-cell table:style-name="ce3" table:formula="of:=0" office:value-type="float" office:value="0">
            <text:p>0.0</text:p>
          </table:table-cell>
          <table:table-cell table:formula="of:=[.B6]*[.D16]/2" office:value-type="float" office:value="658.35">
            <text:p>658.35</text:p>
          </table:table-cell>
          <table:table-cell table:style-name="ce1" table:formula="of:=ABS([.C6]*[.D16]/2)" office:value-type="float" office:value="0">
            <text:p>0.00</text:p>
          </table:table-cell>
          <table:table-cell table:style-name="ce1" table:formula="of:=0" office:value-type="float" office:value="0">
            <text:p>0.00</text:p>
          </table:table-cell>
          <table:table-cell table:style-name="ce1" table:formula="of:=0" office:value-type="float" office:value="0">
            <text:p>0.00</text:p>
          </table:table-cell>
          <table:table-cell table:style-name="ce1" table:formula="of:=[.F16]+[.H16]" office:value-type="float" office:value="658.35">
            <text:p>658.35</text:p>
          </table:table-cell>
          <table:table-cell table:style-name="ce2" table:formula="of:=SQRT([.G16]*[.G16]+[.I16]*[.I16])" office:value-type="float" office:value="0">
            <text:p>0.0000</text:p>
          </table:table-cell>
        </table:table-row>
        <table:table-row table:style-name="ro1">
          <table:table-cell table:formula="of:=1/2"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17]*([.B17]+1)-[.C17]*([.C17]+1)-[.A17]*([.A17]+1)" office:value-type="float" office:value="-3.5">
            <text:p>-3.5</text:p>
          </table:table-cell>
          <table:table-cell table:style-name="ce3" table:formula="of:=0" office:value-type="float" office:value="0">
            <text:p>0.0</text:p>
          </table:table-cell>
          <table:table-cell table:formula="of:=[.B6]*[.D17]/2" office:value-type="float" office:value="-921.69">
            <text:p>-921.69</text:p>
          </table:table-cell>
          <table:table-cell table:style-name="ce1" table:formula="of:=ABS([.C6]*[.D17]/2)" office:value-type="float" office:value="0">
            <text:p>0.00</text:p>
          </table:table-cell>
          <table:table-cell table:style-name="ce1" table:formula="of:=0" office:value-type="float" office:value="0">
            <text:p>0.00</text:p>
          </table:table-cell>
          <table:table-cell table:style-name="ce1" table:formula="of:=0" office:value-type="float" office:value="0">
            <text:p>0.00</text:p>
          </table:table-cell>
          <table:table-cell table:style-name="ce1" table:formula="of:=[.F17]+[.H17]" office:value-type="float" office:value="-921.69">
            <text:p>-921.69</text:p>
          </table:table-cell>
          <table:table-cell table:style-name="ce2" table:formula="of:=SQRT([.G17]*[.G17]+[.I17]*[.I17])" office:value-type="float" office:value="0">
            <text:p>0.0000</text:p>
          </table:table-cell>
        </table:table-row>
        <table:table-row table:style-name="ro1">
          <table:table-cell table:formula="of:=1/2"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18]*([.B18]+1)-[.C18]*([.C18]+1)-[.A18]*([.A18]+1)" office:value-type="float" office:value="2.5">
            <text:p>2.5</text:p>
          </table:table-cell>
          <table:table-cell table:style-name="ce3" table:formula="of:=0" office:value-type="float" office:value="0">
            <text:p>0.0</text:p>
          </table:table-cell>
          <table:table-cell table:style-name="ce2" table:formula="of:=[.B5]*[.D18]/2" office:value-type="float" office:value="2924.475">
            <text:p>2924.4750</text:p>
          </table:table-cell>
          <table:table-cell table:style-name="ce2" table:formula="of:=ABS([.C5]*[.D18]/2)" office:value-type="float" office:value="0">
            <text:p>0.0000</text:p>
          </table:table-cell>
          <table:table-cell table:style-name="ce2" table:formula="of:=0" office:value-type="float" office:value="0">
            <text:p>0.0000</text:p>
          </table:table-cell>
          <table:table-cell table:style-name="ce2" table:formula="of:=0" office:value-type="float" office:value="0">
            <text:p>0.0000</text:p>
          </table:table-cell>
          <table:table-cell table:style-name="ce2" table:formula="of:=[.F18]+[.H18]" office:value-type="float" office:value="2924.475">
            <text:p>2924.4750</text:p>
          </table:table-cell>
          <table:table-cell table:style-name="ce2" table:formula="of:=SQRT([.G18]*[.G18]+[.I18]*[.I18])" office:value-type="float" office:value="0">
            <text:p>0.0000</text:p>
          </table:table-cell>
        </table:table-row>
        <table:table-row table:style-name="ro1">
          <table:table-cell table:formula="of:=1/2"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19]*([.B19]+1)-[.C19]*([.C19]+1)-[.A19]*([.A19]+1)" office:value-type="float" office:value="-3.5">
            <text:p>-3.5</text:p>
          </table:table-cell>
          <table:table-cell table:style-name="ce3" table:formula="of:=0" office:value-type="float" office:value="0">
            <text:p>0.0</text:p>
          </table:table-cell>
          <table:table-cell table:style-name="ce2" table:formula="of:=[.B5]*[.D19]/2" office:value-type="float" office:value="-4094.265">
            <text:p>-4094.2650</text:p>
          </table:table-cell>
          <table:table-cell table:style-name="ce2" table:formula="of:=ABS([.C5]*[.D19]/2)" office:value-type="float" office:value="0">
            <text:p>0.0000</text:p>
          </table:table-cell>
          <table:table-cell table:style-name="ce2" table:formula="of:=0" office:value-type="float" office:value="0">
            <text:p>0.0000</text:p>
          </table:table-cell>
          <table:table-cell table:style-name="ce2" table:formula="of:=0" office:value-type="float" office:value="0">
            <text:p>0.0000</text:p>
          </table:table-cell>
          <table:table-cell table:style-name="ce2" table:formula="of:=[.F19]+[.H19]" office:value-type="float" office:value="-4094.265">
            <text:p>-4094.2650</text:p>
          </table:table-cell>
          <table:table-cell table:style-name="ce2" table:formula="of:=SQRT([.G19]*[.G19]+[.I19]*[.I19])" office:value-type="float" office:value="0">
            <text:p>0.00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Isotopic shifts</text:p>
          </table:table-cell>
          <table:table-cell table:number-columns-repeated="10"/>
        </table:table-row>
        <table:table-row table:style-name="ro2">
          <table:table-cell office:value-type="string">
            <text:p>67,64ZnII2026</text:p>
          </table:table-cell>
          <table:table-cell office:value-type="float" office:value="1106">
            <text:p>1106</text:p>
          </table:table-cell>
          <table:table-cell office:value-type="float" office:value="40">
            <text:p>40</text:p>
          </table:table-cell>
          <table:table-cell office:value-type="string">
            <text:p>Value and error from Julian Beremgut's calculations.</text:p>
          </table:table-cell>
          <table:table-cell table:number-columns-repeated="7"/>
        </table:table-row>
        <table:table-row table:style-name="ro2">
          <table:table-cell office:value-type="string">
            <text:p>66,64ZnII2026</text:p>
          </table:table-cell>
          <table:table-cell office:value-type="float" office:value="676">
            <text:p>676</text:p>
          </table:table-cell>
          <table:table-cell office:value-type="float" office:value="6">
            <text:p>6</text:p>
          </table:table-cell>
          <table:table-cell office:value-type="string">
            <text:p>Value and error from Matsubara et al. (2003a)</text:p>
          </table:table-cell>
          <table:table-cell table:number-columns-repeated="7"/>
        </table:table-row>
        <table:table-row table:style-name="ro2">
          <table:table-cell office:value-type="string">
            <text:p>68,64ZnII2026</text:p>
          </table:table-cell>
          <table:table-cell office:value-type="float" office:value="1346">
            <text:p>1346</text:p>
          </table:table-cell>
          <table:table-cell table:formula="of:=[.C23]+4" office:value-type="float" office:value="10">
            <text:p>10</text:p>
          </table:table-cell>
          <table:table-cell office:value-type="string">
            <text:p>Value and error from Matsubara et al. (2003a) but errors added straight, rather than in quadrature.</text:p>
          </table:table-cell>
          <table:table-cell table:number-columns-repeated="7"/>
        </table:table-row>
        <table:table-row table:style-name="ro2">
          <table:table-cell office:value-type="string">
            <text:p>70,64ZnII2026</text:p>
          </table:table-cell>
          <table:table-cell office:value-type="float" office:value="1914">
            <text:p>1914</text:p>
          </table:table-cell>
          <table:table-cell table:formula="of:=[.C24]+10" office:value-type="float" office:value="20">
            <text:p>20</text:p>
          </table:table-cell>
          <table:table-cell office:value-type="string">
            <text:p>Value and error from Matsubara et al. (2003a) but errors added straight, rather than in quadrature.</text:p>
          </table:table-cell>
          <table:table-cell table:number-columns-repeated="7"/>
        </table:table-row>
        <table:table-row table:style-name="ro2">
          <table:table-cell office:value-type="string">
            <text:p>67,64ZnII2062</text:p>
          </table:table-cell>
          <table:table-cell office:value-type="float" office:value="1130">
            <text:p>1130</text:p>
          </table:table-cell>
          <table:table-cell office:value-type="float" office:value="60">
            <text:p>60</text:p>
          </table:table-cell>
          <table:table-cell office:value-type="string">
            <text:p>Value and error from Julian Beremgut's calculations.</text:p>
          </table:table-cell>
          <table:table-cell table:number-columns-repeated="7"/>
        </table:table-row>
        <table:table-row table:style-name="ro1">
          <table:table-cell office:value-type="string">
            <text:p>66,64ZnII2062</text:p>
          </table:table-cell>
          <table:table-cell office:value-type="float" office:value="700">
            <text:p>700</text:p>
          </table:table-cell>
          <table:table-cell office:value-type="float" office:value="50">
            <text:p>50</text:p>
          </table:table-cell>
          <table:table-cell office:value-type="string">
            <text:p>“</text:p>
          </table:table-cell>
          <table:table-cell table:number-columns-repeated="7"/>
        </table:table-row>
        <table:table-row table:style-name="ro1">
          <table:table-cell office:value-type="string">
            <text:p>68,64ZnII2062</text:p>
          </table:table-cell>
          <table:table-cell office:value-type="float" office:value="1380">
            <text:p>1380</text:p>
          </table:table-cell>
          <table:table-cell office:value-type="float" office:value="100">
            <text:p>100</text:p>
          </table:table-cell>
          <table:table-cell office:value-type="string">
            <text:p>“</text:p>
          </table:table-cell>
          <table:table-cell table:number-columns-repeated="7"/>
        </table:table-row>
        <table:table-row table:style-name="ro1">
          <table:table-cell office:value-type="string">
            <text:p>70,64ZnII2062</text:p>
          </table:table-cell>
          <table:table-cell office:value-type="float" office:value="1960">
            <text:p>1960</text:p>
          </table:table-cell>
          <table:table-cell office:value-type="float" office:value="150">
            <text:p>150</text:p>
          </table:table-cell>
          <table:table-cell office:value-type="string">
            <text:p>“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67ZnII2026 isotopic+hyperfine structure w.r.t. 64</text:p>
          </table:table-cell>
          <table:table-cell table:number-columns-repeated="10"/>
        </table:table-row>
        <table:table-row table:style-name="ro1">
          <table:table-cell office:value-type="string">
            <text:p>F_low</text:p>
          </table:table-cell>
          <table:table-cell office:value-type="string">
            <text:p>F_up</text:p>
          </table:table-cell>
          <table:table-cell table:style-name="ce4" office:value-type="string">
            <text:p>dnu [MHz]</text:p>
          </table:table-cell>
          <table:table-cell office:value-type="string">
            <text:p>dw [cm-1]</text:p>
          </table:table-cell>
          <table:table-cell/>
          <table:table-cell office:value-type="string">
            <text:p>2F_up+1</text:p>
          </table:table-cell>
          <table:table-cell office:value-type="string">
            <text:p>dw [cm-1]</text:p>
          </table:table-cell>
          <table:table-cell table:number-columns-repeated="4"/>
        </table:table-row>
        <table:table-row table:style-name="ro1">
          <table:table-cell table:formula="of:=2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2" table:formula="of:=[.B22]+[.J12]-[.J19]" office:value-type="float" office:value="5405.975">
            <text:p>5405.98</text:p>
          </table:table-cell>
          <table:table-cell table:style-name="ce7" table:formula="of:=[.C33]*10000/299792458" office:value-type="float" office:value="0.180323915953883">
            <text:p>0.18032</text:p>
          </table:table-cell>
          <table:table-cell office:value-type="string">
            <text:p>Forbidden</text:p>
          </table:table-cell>
          <table:table-cell/>
          <table:table-cell table:style-name="ce9" table:formula="of:=SUMPRODUCT([.D34:.D36];[.F34:.F36])/SUM([.F34:.F36])" office:value-type="float" office:value="0.169345120750169">
            <text:p>0.169345</text:p>
          </table:table-cell>
          <table:table-cell table:style-name="ce1"/>
          <table:table-cell table:number-columns-repeated="3"/>
        </table:table-row>
        <table:table-row table:style-name="ro1">
          <table:table-cell table:formula="of:=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table:formula="of:=[.B22]+[.J13]-[.J19]" office:value-type="float" office:value="5153.623">
            <text:p>5153.62</text:p>
          </table:table-cell>
          <table:table-cell table:style-name="ce7" table:formula="of:=[.C34]*10000/299792458" office:value-type="float" office:value="0.171906359298739">
            <text:p>0.17191</text:p>
          </table:table-cell>
          <table:table-cell/>
          <table:table-cell table:formula="of:=2*[.B34]+1" office:value-type="float" office:value="7">
            <text:p>7</text:p>
          </table:table-cell>
          <table:table-cell table:style-name="ce9"/>
          <table:table-cell table:style-name="ce1"/>
          <table:table-cell table:number-columns-repeated="3"/>
        </table:table-row>
        <table:table-row table:style-name="ro1">
          <table:table-cell table:formula="of:=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table:formula="of:=[.B22]+[.J14]-[.J19]" office:value-type="float" office:value="5029.186">
            <text:p>5029.19</text:p>
          </table:table-cell>
          <table:table-cell table:style-name="ce7" table:formula="of:=[.C35]*10000/299792458" office:value-type="float" office:value="0.167755587767321">
            <text:p>0.16776</text:p>
          </table:table-cell>
          <table:table-cell/>
          <table:table-cell table:formula="of:=2*[.B35]+1" office:value-type="float" office:value="5">
            <text:p>5</text:p>
          </table:table-cell>
          <table:table-cell table:style-name="ce9"/>
          <table:table-cell table:style-name="ce1"/>
          <table:table-cell table:number-columns-repeated="3"/>
        </table:table-row>
        <table:table-row table:style-name="ro1"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table:formula="of:=[.B22]+[.J15]-[.J19]" office:value-type="float" office:value="4977.098">
            <text:p>4977.10</text:p>
          </table:table-cell>
          <table:table-cell table:style-name="ce7" table:formula="of:=[.C36]*10000/299792458" office:value-type="float" office:value="0.166018119108253">
            <text:p>0.16602</text:p>
          </table:table-cell>
          <table:table-cell/>
          <table:table-cell table:formula="of:=2*[.B36]+1" office:value-type="float" office:value="3">
            <text:p>3</text:p>
          </table:table-cell>
          <table:table-cell table:style-name="ce9"/>
          <table:table-cell table:style-name="ce1"/>
          <table:table-cell table:number-columns-repeated="3"/>
        </table:table-row>
        <table:table-row table:style-name="ro1">
          <table:table-cell table:formula="of:=3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2" table:formula="of:=[.B22]+[.J12]-[.J18]" office:value-type="float" office:value="-1612.765">
            <text:p>-1612.77</text:p>
          </table:table-cell>
          <table:table-cell table:style-name="ce7" table:formula="of:=[.C37]*10000/299792458" office:value-type="float" office:value="-0.0537960497992248">
            <text:p>-0.05380</text:p>
          </table:table-cell>
          <table:table-cell/>
          <table:table-cell table:formula="of:=2*[.B37]+1" office:value-type="float" office:value="9">
            <text:p>9</text:p>
          </table:table-cell>
          <table:table-cell table:style-name="ce9"/>
          <table:table-cell table:style-name="ce1"/>
          <table:table-cell table:number-columns-repeated="3"/>
        </table:table-row>
        <table:table-row table:style-name="ro1">
          <table:table-cell table:formula="of:=3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12" table:formula="of:=[.B22]+[.J13]-[.J18]" office:value-type="float" office:value="-1865.117">
            <text:p>-1865.12</text:p>
          </table:table-cell>
          <table:table-cell table:style-name="ce7" table:formula="of:=[.C38]*10000/299792458" office:value-type="float" office:value="-0.0622136064543692">
            <text:p>-0.06221</text:p>
          </table:table-cell>
          <table:table-cell/>
          <table:table-cell table:formula="of:=2*[.B38]+1" office:value-type="float" office:value="7">
            <text:p>7</text:p>
          </table:table-cell>
          <table:table-cell table:style-name="ce9"/>
          <table:table-cell table:style-name="ce1"/>
          <table:table-cell table:number-columns-repeated="3"/>
        </table:table-row>
        <table:table-row table:style-name="ro1">
          <table:table-cell table:formula="of:=3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table:formula="of:=[.B22]+[.J14]-[.J18]" office:value-type="float" office:value="-1989.554">
            <text:p>-1989.55</text:p>
          </table:table-cell>
          <table:table-cell table:style-name="ce7" table:formula="of:=[.C39]*10000/299792458" office:value-type="float" office:value="-0.0663643779857864">
            <text:p>-0.06636</text:p>
          </table:table-cell>
          <table:table-cell/>
          <table:table-cell table:formula="of:=2*[.B39]+1" office:value-type="float" office:value="5">
            <text:p>5</text:p>
          </table:table-cell>
          <table:table-cell table:style-name="ce9"/>
          <table:table-cell table:style-name="ce1"/>
          <table:table-cell table:number-columns-repeated="3"/>
        </table:table-row>
        <table:table-row table:style-name="ro1">
          <table:table-cell table:formula="of:=3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2" table:formula="of:=[.B22]+[.J15]-[.J18]" office:value-type="float" office:value="-2041.642">
            <text:p>-2041.64</text:p>
          </table:table-cell>
          <table:table-cell table:style-name="ce7" table:formula="of:=[.C40]*10000/299792458" office:value-type="float" office:value="-0.0681018466448546">
            <text:p>-0.06810</text:p>
          </table:table-cell>
          <table:table-cell office:value-type="string">
            <text:p>Forbidden</text:p>
          </table:table-cell>
          <table:table-cell/>
          <table:table-cell table:style-name="ce9" table:formula="of:=SUMPRODUCT([.D37:.D39];[.F37:.F39])/SUM([.F37:.F39])" office:value-type="float" office:value="-0.0595943611096447">
            <text:p>-0.059594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2"/>
          <table:table-cell table:style-name="ce7"/>
          <table:table-cell table:number-columns-repeated="2"/>
          <table:table-cell table:style-name="ce9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>
            <text:p>IS+HFS w.r.t 64</text:p>
          </table:table-cell>
          <table:table-cell office:value-type="string">
            <text:p>e(IS+HFS)</text:p>
          </table:table-cell>
          <table:table-cell table:style-name="ce7" office:value-type="string">
            <text:p>w [cm-1]</text:p>
          </table:table-cell>
          <table:table-cell office:value-type="string">
            <text:p>ew [cm-1]</text:p>
          </table:table-cell>
          <table:table-cell office:value-type="string">
            <text:p>wl [Ang.]</text:p>
          </table:table-cell>
          <table:table-cell table:style-name="ce9" office:value-type="string">
            <text:p>ewl [Ang.]</text:p>
          </table:table-cell>
          <table:table-cell table:number-columns-repeated="3"/>
        </table:table-row>
        <table:table-row table:style-name="ro1">
          <table:table-cell office:value-type="string">
            <text:p>Composite</text:p>
          </table:table-cell>
          <table:table-cell table:number-columns-repeated="3"/>
          <table:table-cell table:style-name="ce15" office:value-type="float" office:value="49355.005">
            <text:p>49355.005</text:p>
          </table:table-cell>
          <table:table-cell table:style-name="ce16" office:value-type="float" office:value="0.002">
            <text:p>0.002</text:p>
          </table:table-cell>
          <table:table-cell table:style-name="ce6" table:formula="of:=100000000/[.E43]" office:value-type="float" office:value="2026.1369642248">
            <text:p>2026.1369642</text:p>
          </table:table-cell>
          <table:table-cell table:style-name="ce6" table:formula="of:=[.F43]/[.E43]*[.G43]" office:value-type="float" office:value="0.0000821046199559621">
            <text:p>0.0000821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table:style-name="ce10" office:value-type="float" office:value="0.006">
            <text:p>0.006</text:p>
          </table:table-cell>
          <table:table-cell table:style-name="ce13" table:formula="of:=[.B25]*10000/299792458" office:value-type="float" office:value="0.0638441678209263">
            <text:p>0.063844</text:p>
          </table:table-cell>
          <table:table-cell table:style-name="ce7" table:formula="of:=[.C25]*10000/299792458" office:value-type="float" office:value="0.000667128190396304">
            <text:p>0.00067</text:p>
          </table:table-cell>
          <table:table-cell table:style-name="ce9" table:formula="of:=[.E49]+[.C44]" office:value-type="float" office:value="49355.0522614972">
            <text:p>49355.052261</text:p>
          </table:table-cell>
          <table:table-cell table:style-name="ce9" table:formula="of:=SQRT([.F43]*[.F43]+[.D44]*[.D44])" office:value-type="float" office:value="0.00210833109886029">
            <text:p>0.002108</text:p>
          </table:table-cell>
          <table:table-cell table:style-name="ce6" table:formula="of:=100000000/[.E44]" office:value-type="float" office:value="2026.13502403303">
            <text:p>2026.1350240</text:p>
          </table:table-cell>
          <table:table-cell table:style-name="ce6" table:formula="of:=[.F44]/[.E44]*[.G44]" office:value-type="float" office:value="0.0000865516960457434">
            <text:p>0.0000866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table:style-name="ce10" office:value-type="float" office:value="0.188">
            <text:p>0.188</text:p>
          </table:table-cell>
          <table:table-cell table:style-name="ce13" table:formula="of:=[.B24]*10000/299792458" office:value-type="float" office:value="0.0448977272136713">
            <text:p>0.044898</text:p>
          </table:table-cell>
          <table:table-cell table:style-name="ce7" table:formula="of:=[.C24]*10000/299792458" office:value-type="float" office:value="0.000333564095198152">
            <text:p>0.00033</text:p>
          </table:table-cell>
          <table:table-cell table:style-name="ce9" table:formula="of:=[.E49]+[.C45]" office:value-type="float" office:value="49355.0333150566">
            <text:p>49355.033315</text:p>
          </table:table-cell>
          <table:table-cell table:style-name="ce9" table:formula="of:=SQRT([.F43]*[.F43]+[.D45]*[.D45])" office:value-type="float" office:value="0.00202762545989277">
            <text:p>0.002028</text:p>
          </table:table-cell>
          <table:table-cell table:style-name="ce6" table:formula="of:=100000000/[.E45]" office:value-type="float" office:value="2026.13580182699">
            <text:p>2026.1358018</text:p>
          </table:table-cell>
          <table:table-cell table:style-name="ce6" table:formula="of:=[.F45]/[.E45]*[.G45]" office:value-type="float" office:value="0.0000832386133904477">
            <text:p>0.0000832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table:style-name="ce11" table:formula="of:=0.041*5/12" office:value-type="float" office:value="0.0170833333333333">
            <text:p>0.017</text:p>
          </table:table-cell>
          <table:table-cell table:style-name="ce13" table:formula="of:=[.G33]" office:value-type="float" office:value="0.169345120750169">
            <text:p>0.169345</text:p>
          </table:table-cell>
          <table:table-cell table:style-name="ce7" table:formula="of:=ABS([.C22]/[.B22]*[.C46])" office:value-type="float" office:value="0.00612459749548532">
            <text:p>0.00612</text:p>
          </table:table-cell>
          <table:table-cell table:style-name="ce9" table:formula="of:=[.E49]+[.C46]" office:value-type="float" office:value="49355.1577624501">
            <text:p>49355.157762</text:p>
          </table:table-cell>
          <table:table-cell table:style-name="ce17" table:formula="of:=SQRT([.F43]*[.F43]+[.D46]*[.D46])" office:value-type="float" office:value="0.0064428793626534">
            <text:p>0.006443</text:p>
          </table:table-cell>
          <table:table-cell table:style-name="ce6" table:formula="of:=100000000/[.E46]" office:value-type="float" office:value="2026.13069299276">
            <text:p>2026.1306930</text:p>
          </table:table-cell>
          <table:table-cell table:style-name="ce6" table:formula="of:=[.F46]/[.E46]*[.G46]" office:value-type="float" office:value="0.000264493443436086">
            <text:p>0.0002645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table:style-name="ce10" table:formula="of:=0.041*7/12" office:value-type="float" office:value="0.0239166666666667">
            <text:p>0.024</text:p>
          </table:table-cell>
          <table:table-cell table:style-name="ce13" table:formula="of:=[.G40]" office:value-type="float" office:value="-0.0595943611096447">
            <text:p>-0.059594</text:p>
          </table:table-cell>
          <table:table-cell table:style-name="ce14" table:formula="of:=ABS([.C22]/[.B22]*[.C47])" office:value-type="float" office:value="0.00215531143253688">
            <text:p>0.00216</text:p>
          </table:table-cell>
          <table:table-cell table:style-name="ce9" table:formula="of:=[.E49]+[.C47]" office:value-type="float" office:value="49354.9288229682">
            <text:p>49354.928823</text:p>
          </table:table-cell>
          <table:table-cell table:style-name="ce17" table:formula="of:=SQRT([.F43]*[.F43]+[.D47]*[.D47])" office:value-type="float" office:value="0.00294030055797433">
            <text:p>0.002940</text:p>
          </table:table-cell>
          <table:table-cell table:style-name="ce6" table:formula="of:=100000000/[.E47]" office:value-type="float" office:value="2026.14009147275">
            <text:p>2026.1400915</text:p>
          </table:table-cell>
          <table:table-cell table:style-name="ce6" table:formula="of:=[.F47]/[.E47]*[.G47]" office:value-type="float" office:value="0.000120706502543249">
            <text:p>0.0001207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table:style-name="ce10" office:value-type="float" office:value="0.279">
            <text:p>0.279</text:p>
          </table:table-cell>
          <table:table-cell table:style-name="ce13" table:formula="of:=[.B23]*10000/299792458" office:value-type="float" office:value="0.0225489328353951">
            <text:p>0.022549</text:p>
          </table:table-cell>
          <table:table-cell table:style-name="ce7" table:formula="of:=[.C23]*10000/299792458" office:value-type="float" office:value="0.000200138457118891">
            <text:p>0.00020</text:p>
          </table:table-cell>
          <table:table-cell table:style-name="ce9" table:formula="of:=[.E49]+[.C48]" office:value-type="float" office:value="49355.0109662622">
            <text:p>49355.010966</text:p>
          </table:table-cell>
          <table:table-cell table:style-name="ce17" table:formula="of:=SQRT([.F43]*[.F43]+[.D48]*[.D48])" office:value-type="float" office:value="0.00200998890594399">
            <text:p>0.002010</text:p>
          </table:table-cell>
          <table:table-cell table:style-name="ce6" table:formula="of:=100000000/[.E48]" office:value-type="float" office:value="2026.13671929599">
            <text:p>2026.1367193</text:p>
          </table:table-cell>
          <table:table-cell table:style-name="ce6" table:formula="of:=[.F48]/[.E48]*[.G48]" office:value-type="float" office:value="0.0000825146676696022">
            <text:p>0.0000825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table:style-name="ce10" office:value-type="float" office:value="0.486">
            <text:p>0.486</text:p>
          </table:table-cell>
          <table:table-cell table:style-name="ce13"/>
          <table:table-cell table:style-name="ce7"/>
          <table:table-cell table:style-name="ce9" table:formula="of:=[.E43]-SUMPRODUCT([.B44:.B48];[.C44:.C48])" office:value-type="float" office:value="49354.9884173293">
            <text:p>49354.988417</text:p>
          </table:table-cell>
          <table:table-cell table:style-name="ce17" table:formula="of:=SQRT([.F43]*[.F43]+[.D44]*[.D44]*[.B44]+[.D45]*[.D45]*[.B45]+[.D46]*[.D46]*[.B46]+[.D47]*[.D47]*[.B47]+[.D48]*[.D48]*[.B48])" office:value-type="float" office:value="0.00218784666709276">
            <text:p>0.002188</text:p>
          </table:table-cell>
          <table:table-cell table:style-name="ce6" table:formula="of:=100000000/[.E49]" office:value-type="float" office:value="2026.13764498197">
            <text:p>2026.1376450</text:p>
          </table:table-cell>
          <table:table-cell table:style-name="ce6" table:formula="of:=[.F49]/[.E49]*[.G49]" office:value-type="float" office:value="0.0000898162199160505">
            <text:p>0.0000898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2"/>
          <table:table-cell table:style-name="ce7"/>
          <table:table-cell table:number-columns-repeated="6"/>
        </table:table-row>
        <table:table-row table:style-name="ro1">
          <table:table-cell office:value-type="string">
            <text:p>67ZnII2062 isotopic+hyperfine structure</text:p>
          </table:table-cell>
          <table:table-cell table:number-columns-repeated="10"/>
        </table:table-row>
        <table:table-row table:style-name="ro1">
          <table:table-cell office:value-type="string">
            <text:p>F_low</text:p>
          </table:table-cell>
          <table:table-cell office:value-type="string">
            <text:p>F_up</text:p>
          </table:table-cell>
          <table:table-cell office:value-type="string">
            <text:p>dnu [MHz]</text:p>
          </table:table-cell>
          <table:table-cell office:value-type="string">
            <text:p>dw [cm-1]</text:p>
          </table:table-cell>
          <table:table-cell/>
          <table:table-cell office:value-type="string">
            <text:p>2F_up+1</text:p>
          </table:table-cell>
          <table:table-cell office:value-type="string">
            <text:p>dw [cm-1]</text:p>
          </table:table-cell>
          <table:table-cell table:number-columns-repeated="4"/>
        </table:table-row>
        <table:table-row table:style-name="ro1">
          <table:table-cell table:formula="of:=2" office:value-type="float" office:value="2">
            <text:p>2</text:p>
          </table:table-cell>
          <table:table-cell table:formula="of:=3" office:value-type="float" office:value="3">
            <text:p>3</text:p>
          </table:table-cell>
          <table:table-cell table:style-name="ce12" table:formula="of:=[.B26]+[.J16]-[.J19]" office:value-type="float" office:value="5882.615">
            <text:p>5882.62</text:p>
          </table:table-cell>
          <table:table-cell table:style-name="ce7" table:formula="of:=[.C53]*10000/299792458" office:value-type="float" office:value="0.196222914987408">
            <text:p>0.19622</text:p>
          </table:table-cell>
          <table:table-cell/>
          <table:table-cell table:formula="of:=2*[.B53]+1" office:value-type="float" office:value="7">
            <text:p>7</text:p>
          </table:table-cell>
          <table:table-cell table:style-name="ce9" table:formula="of:=SUMPRODUCT([.D53:.D54];[.F53:.F54])/SUM([.F53:.F54])" office:value-type="float" office:value="0.174262722780037">
            <text:p>0.174263</text:p>
          </table:table-cell>
          <table:table-cell table:number-columns-repeated="4"/>
        </table:table-row>
        <table:table-row table:style-name="ro1">
          <table:table-cell table:formula="of:=2" office:value-type="float" office:value="2">
            <text:p>2</text:p>
          </table:table-cell>
          <table:table-cell table:formula="of:=2" office:value-type="float" office:value="2">
            <text:p>2</text:p>
          </table:table-cell>
          <table:table-cell table:style-name="ce12" table:formula="of:=[.B26]+[.J17]-[.J19]" office:value-type="float" office:value="4302.575">
            <text:p>4302.58</text:p>
          </table:table-cell>
          <table:table-cell table:style-name="ce7" table:formula="of:=[.C54]*10000/299792458" office:value-type="float" office:value="0.143518453689719">
            <text:p>0.14352</text:p>
          </table:table-cell>
          <table:table-cell/>
          <table:table-cell table:formula="of:=2*[.B54]+1"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formula="of:=3" office:value-type="float" office:value="3">
            <text:p>3</text:p>
          </table:table-cell>
          <table:table-cell table:formula="of:=3" office:value-type="float" office:value="3">
            <text:p>3</text:p>
          </table:table-cell>
          <table:table-cell table:style-name="ce12" table:formula="of:=[.B26]+[.J16]-[.J18]" office:value-type="float" office:value="-1136.125">
            <text:p>-1136.13</text:p>
          </table:table-cell>
          <table:table-cell table:style-name="ce7" table:formula="of:=[.C55]*10000/299792458" office:value-type="float" office:value="-0.0378970507657">
            <text:p>-0.03790</text:p>
          </table:table-cell>
          <table:table-cell/>
          <table:table-cell table:formula="of:=2*[.B55]+1" office:value-type="float" office:value="7">
            <text:p>7</text:p>
          </table:table-cell>
          <table:table-cell table:style-name="ce9" table:formula="of:=SUMPRODUCT([.D55:.D56];[.F55:.F56])/SUM([.F55:.F56])" office:value-type="float" office:value="-0.0598572429730704">
            <text:p>-0.059857</text:p>
          </table:table-cell>
          <table:table-cell table:number-columns-repeated="4"/>
        </table:table-row>
        <table:table-row table:style-name="ro1">
          <table:table-cell table:formula="of:=3"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table:style-name="ce12" table:formula="of:=[.B26]+[.J17]-[.J18]" office:value-type="float" office:value="-2716.165">
            <text:p>-2716.17</text:p>
          </table:table-cell>
          <table:table-cell table:style-name="ce7" table:formula="of:=[.C56]*10000/299792458" office:value-type="float" office:value="-0.0906015120633889">
            <text:p>-0.09060</text:p>
          </table:table-cell>
          <table:table-cell/>
          <table:table-cell table:formula="of:=2*[.B56]+1"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7"/>
          <table:table-cell table:number-columns-repeated="6"/>
        </table:table-row>
        <table:table-row table:style-name="ro1">
          <table:table-cell table:number-columns-repeated="2"/>
          <table:table-cell table:style-name="ce12" office:value-type="string">
            <text:p>IS+HFS w.r.t 64</text:p>
          </table:table-cell>
          <table:table-cell office:value-type="string">
            <text:p>e(IS+HFS)</text:p>
          </table:table-cell>
          <table:table-cell table:style-name="ce7" office:value-type="string">
            <text:p>w [cm-1]</text:p>
          </table:table-cell>
          <table:table-cell office:value-type="string">
            <text:p>ew [cm-1]</text:p>
          </table:table-cell>
          <table:table-cell office:value-type="string">
            <text:p>wl [Ang.]</text:p>
          </table:table-cell>
          <table:table-cell table:style-name="ce9" office:value-type="string">
            <text:p>ewl [Ang.]</text:p>
          </table:table-cell>
          <table:table-cell table:number-columns-repeated="3"/>
        </table:table-row>
        <table:table-row table:style-name="ro1">
          <table:table-cell office:value-type="string">
            <text:p>Composite</text:p>
          </table:table-cell>
          <table:table-cell table:number-columns-repeated="3"/>
          <table:table-cell table:style-name="ce15" office:value-type="float" office:value="48481.081">
            <text:p>48481.081</text:p>
          </table:table-cell>
          <table:table-cell table:style-name="ce16" office:value-type="float" office:value="0.002">
            <text:p>0.002</text:p>
          </table:table-cell>
          <table:table-cell table:style-name="ce6" table:formula="of:=100000000/[.E59]" office:value-type="float" office:value="2062.66027772772">
            <text:p>2062.6602777</text:p>
          </table:table-cell>
          <table:table-cell table:style-name="ce6" table:formula="of:=[.F59]/[.E59]*[.G59]" office:value-type="float" office:value="0.0000850913484263157">
            <text:p>0.0000851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table:style-name="ce10" office:value-type="float" office:value="0.006">
            <text:p>0.006</text:p>
          </table:table-cell>
          <table:table-cell table:style-name="ce13" table:formula="of:=[.B29]*10000/299792458" office:value-type="float" office:value="0.0653785626588378">
            <text:p>0.065379</text:p>
          </table:table-cell>
          <table:table-cell table:style-name="ce7" table:formula="of:=[.C29]*10000/299792458" office:value-type="float" office:value="0.00500346142797228">
            <text:p>0.00500</text:p>
          </table:table-cell>
          <table:table-cell table:style-name="ce9" table:formula="of:=[.E65]+[.C60]" office:value-type="float" office:value="48481.1292723952">
            <text:p>48481.129272</text:p>
          </table:table-cell>
          <table:table-cell table:style-name="ce9" table:formula="of:=SQRT([.F59]*[.F59]+[.D60]*[.D60])" office:value-type="float" office:value="0.00538837881567419">
            <text:p>0.005388</text:p>
          </table:table-cell>
          <table:table-cell table:style-name="ce6" table:formula="of:=100000000/[.E60]" office:value-type="float" office:value="2062.65822394816">
            <text:p>2062.6582239</text:p>
          </table:table-cell>
          <table:table-cell table:style-name="ce6" table:formula="of:=[.F60]/[.E60]*[.G60]" office:value-type="float" office:value="0.000229251753098641">
            <text:p>0.0002293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table:style-name="ce10" office:value-type="float" office:value="0.188">
            <text:p>0.188</text:p>
          </table:table-cell>
          <table:table-cell table:style-name="ce13" table:formula="of:=[.B28]*10000/299792458" office:value-type="float" office:value="0.046031845137345">
            <text:p>0.046032</text:p>
          </table:table-cell>
          <table:table-cell table:style-name="ce7" table:formula="of:=[.C28]*10000/299792458" office:value-type="float" office:value="0.00333564095198152">
            <text:p>0.00334</text:p>
          </table:table-cell>
          <table:table-cell table:style-name="ce9" table:formula="of:=[.E65]+[.C61]" office:value-type="float" office:value="48481.1099256776">
            <text:p>48481.109926</text:p>
          </table:table-cell>
          <table:table-cell table:style-name="ce9" table:formula="of:=SQRT([.F59]*[.F59]+[.D61]*[.D61])" office:value-type="float" office:value="0.00388928021111056">
            <text:p>0.003889</text:p>
          </table:table-cell>
          <table:table-cell table:style-name="ce6" table:formula="of:=100000000/[.E61]" office:value-type="float" office:value="2062.65904706599">
            <text:p>2062.6590471</text:p>
          </table:table-cell>
          <table:table-cell table:style-name="ce6" table:formula="of:=[.F61]/[.E61]*[.G61]" office:value-type="float" office:value="0.000165471851331791">
            <text:p>0.0001655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table:style-name="ce11" table:formula="of:=0.041*5/12" office:value-type="float" office:value="0.0170833333333333">
            <text:p>0.017</text:p>
          </table:table-cell>
          <table:table-cell table:style-name="ce13" table:formula="of:=[.G53]" office:value-type="float" office:value="0.174262722780037">
            <text:p>0.174263</text:p>
          </table:table-cell>
          <table:table-cell table:style-name="ce7" table:formula="of:=ABS([.C26]/[.B26]*[.C62])" office:value-type="float" office:value="0.00925288793522322">
            <text:p>0.00925</text:p>
          </table:table-cell>
          <table:table-cell table:style-name="ce9" table:formula="of:=[.E65]+[.C62]" office:value-type="float" office:value="48481.2381565553">
            <text:p>48481.238157</text:p>
          </table:table-cell>
          <table:table-cell table:style-name="ce17" table:formula="of:=SQRT([.F59]*[.F59]+[.D62]*[.D62])" office:value-type="float" office:value="0.0094665693438436">
            <text:p>0.009467</text:p>
          </table:table-cell>
          <table:table-cell table:style-name="ce6" table:formula="of:=100000000/[.E62]" office:value-type="float" office:value="2062.65359141779">
            <text:p>2062.6535914</text:p>
          </table:table-cell>
          <table:table-cell table:style-name="ce6" table:formula="of:=[.F62]/[.E62]*[.G62]" office:value-type="float" office:value="0.000402758964043586">
            <text:p>0.0004028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table:style-name="ce10" table:formula="of:=0.041*7/12" office:value-type="float" office:value="0.0239166666666667">
            <text:p>0.024</text:p>
          </table:table-cell>
          <table:table-cell table:style-name="ce13" table:formula="of:=[.G55]" office:value-type="float" office:value="-0.0598572429730704">
            <text:p>-0.059857</text:p>
          </table:table-cell>
          <table:table-cell table:style-name="ce14" table:formula="of:=ABS([.C26]/[.B26]*[.C63])" office:value-type="float" office:value="0.0031782606888356">
            <text:p>0.00318</text:p>
          </table:table-cell>
          <table:table-cell table:style-name="ce9" table:formula="of:=[.E65]+[.C63]" office:value-type="float" office:value="48481.0040365895">
            <text:p>48481.004037</text:p>
          </table:table-cell>
          <table:table-cell table:style-name="ce17" table:formula="of:=SQRT([.F59]*[.F59]+[.D63]*[.D63])" office:value-type="float" office:value="0.00375517522975929">
            <text:p>0.003755</text:p>
          </table:table-cell>
          <table:table-cell table:style-name="ce6" table:formula="of:=100000000/[.E63]" office:value-type="float" office:value="2062.6635521931">
            <text:p>2062.6635522</text:p>
          </table:table-cell>
          <table:table-cell table:style-name="ce6" table:formula="of:=[.F63]/[.E63]*[.G63]" office:value-type="float" office:value="0.000159766969196369">
            <text:p>0.0001598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table:style-name="ce10" office:value-type="float" office:value="0.279">
            <text:p>0.279</text:p>
          </table:table-cell>
          <table:table-cell table:style-name="ce13" table:formula="of:=[.B27]*10000/299792458" office:value-type="float" office:value="0.0233494866638706">
            <text:p>0.023349</text:p>
          </table:table-cell>
          <table:table-cell table:style-name="ce7" table:formula="of:=[.C27]*10000/299792458" office:value-type="float" office:value="0.00166782047599076">
            <text:p>0.00167</text:p>
          </table:table-cell>
          <table:table-cell table:style-name="ce9" table:formula="of:=[.E65]+[.C64]" office:value-type="float" office:value="48481.0872433192">
            <text:p>48481.087243</text:p>
          </table:table-cell>
          <table:table-cell table:style-name="ce17" table:formula="of:=SQRT([.F59]*[.F59]+[.D64]*[.D64])" office:value-type="float" office:value="0.00260415536021453">
            <text:p>0.002604</text:p>
          </table:table-cell>
          <table:table-cell table:style-name="ce6" table:formula="of:=100000000/[.E64]" office:value-type="float" office:value="2062.66001210153">
            <text:p>2062.6600121</text:p>
          </table:table-cell>
          <table:table-cell table:style-name="ce6" table:formula="of:=[.F64]/[.E64]*[.G64]" office:value-type="float" office:value="0.000110795517019981">
            <text:p>0.0001108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table:style-name="ce10" office:value-type="float" office:value="0.486">
            <text:p>0.486</text:p>
          </table:table-cell>
          <table:table-cell table:style-name="ce13"/>
          <table:table-cell table:style-name="ce7"/>
          <table:table-cell table:style-name="ce9" table:formula="of:=[.E59]-SUMPRODUCT([.B60:.B64];[.C60:.C64])" office:value-type="float" office:value="48481.0638938325">
            <text:p>48481.063894</text:p>
          </table:table-cell>
          <table:table-cell table:style-name="ce17" table:formula="of:=SQRT([.F59]*[.F59]+[.D60]*[.D60]*[.B60]+[.D61]*[.D61]*[.B61]+[.D62]*[.D62]*[.B62]+[.D63]*[.D63]*[.B63]+[.D64]*[.D64]*[.B64])" office:value-type="float" office:value="0.00295334712511913">
            <text:p>0.002953</text:p>
          </table:table-cell>
          <table:table-cell table:style-name="ce6" table:formula="of:=100000000/[.E65]" office:value-type="float" office:value="2062.6610055214">
            <text:p>2062.6610055</text:p>
          </table:table-cell>
          <table:table-cell table:style-name="ce6" table:formula="of:=[.F65]/[.E65]*[.G65]" office:value-type="float" office:value="0.00012565223329447">
            <text:p>0.000125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LGC Sans1" svg:font-family="'DejaVu LGC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3" number:min-integer-digits="1" number:grouping="true"/>
    </number:number-style>
    <number:number-style style:name="N128">
      <number:number number:decimal-places="3" number:min-integer-digits="1"/>
    </number:number-style>
    <number:percentage-style style:name="N129">
      <number:number number:decimal-places="1" number:min-integer-digits="1"/>
      <number:text>%</number:text>
    </number:percentage-style>
    <number:percentage-style style:name="N130">
      <number:number number:decimal-places="3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Murphy</meta:initial-creator>
    <meta:creation-date>2010-03-29T17:08:19</meta:creation-date>
    <dc:date>2012-04-04T23:45:29</dc:date>
    <meta:editing-duration>PT18H47M43S</meta:editing-duration>
    <meta:editing-cycles>107</meta:editing-cycles>
    <meta:generator>LibreOffice/3.5$MacOSX_x86 LibreOffice_project/7e68ba2-a744ebf-1f241b7-c506db1-7d53735</meta:generator>
    <meta:document-statistic meta:table-count="2" meta:cell-count="663" meta:object-count="0"/>
  </office:meta>
</office:document-meta>
</file>